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B5E6A2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B5E6A2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1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order-top="thin solid #000000" fo:border-bottom="none" fo:border-left="2pt solid #000000" fo:border-right="thin solid #000000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16" style:family="table-cell" style:parent-style-name="Default" style:data-style-name="N0"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="2pt solid #000000" style:vertical-align="middle" fo:background-color="#B5E6A2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2pt solid #000000"/>
    </style:style>
    <style:style style:name="ce19" style:family="table-cell" style:parent-style-name="Default" style:data-style-name="N1">
      <style:table-cell-properties fo:border="2pt solid #000000" fo:background-color="#B5E6A2"/>
    </style:style>
    <style:style style:name="ce20" style:family="table-cell" style:parent-style-name="Default" style:data-style-name="N0">
      <style:table-cell-properties fo:border="2pt solid #000000" style:vertical-align="middle" fo:wrap-option="wrap" fo:background-color="#B5E6A2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2">
      <style:table-cell-properties fo:border="2pt solid #000000" fo:background-color="#B5E6A2"/>
    </style:style>
    <style:style style:name="ce23" style:family="table-cell" style:parent-style-name="Default" style:data-style-name="N0">
      <style:table-cell-properties style:vertical-align="middle" fo:background-color="#F7C7A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F7C7A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7C7A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27" style:family="table-cell" style:parent-style-name="Default" style:data-style-name="N0">
      <style:table-cell-properties fo:border="2pt solid #000000" style:vertical-align="middle" fo:background-color="#F7C7A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thin solid #000000"/>
    </style:style>
    <style:style style:name="ce29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30" style:family="table-cell" style:parent-style-name="Default" style:data-style-name="N1">
      <style:table-cell-properties fo:border-top="2pt solid #000000" fo:border-bottom="2pt solid #000000" fo:border-left="thin solid #000000" fo:border-right="2pt solid #000000" fo:background-color="#F7C7AC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7C7A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33" style:family="table-cell" style:parent-style-name="Default" style:data-style-name="N2">
      <style:table-cell-properties fo:border-top="2pt solid #000000" fo:border-bottom="2pt solid #000000" fo:border-left="thin solid #000000" fo:border-right="2pt solid #000000" fo:background-color="#F7C7AC"/>
    </style:style>
    <style:style style:name="ce3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transparent"/>
    </style:style>
    <style:style style:name="ce35" style:family="table-cell" style:parent-style-name="Default" style:data-style-name="N36">
      <style:table-cell-properties fo:border-top="2pt solid #000000" fo:border-bottom="2pt solid #000000" fo:border-left="thin solid #000000" fo:border-right="2pt solid #000000" fo:background-color="#F7C7AC"/>
    </style:style>
    <style:style style:name="ce3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B5E6A2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7C7AC" style:repeat-content="false"/>
      <style:paragraph-properties fo:text-align="center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2.98979166666667cm" style:use-optimal-column-width="true"/>
    </style:style>
    <style:style style:name="co6" style:family="table-column">
      <style:table-column-properties fo:break-before="auto" style:column-width="7.64645833333333cm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71979166666667cm" style:use-optimal-column-width="true"/>
    </style:style>
    <style:style style:name="co10" style:family="table-column">
      <style:table-column-properties fo:break-before="auto" style:column-width="1.905cm" style:use-optimal-column-width="true"/>
    </style:style>
    <style:style style:name="co11" style:family="table-column">
      <style:table-column-properties fo:break-before="auto" style:column-width="1.74625cm" style:use-optimal-column-width="true"/>
    </style:style>
    <style:style style:name="co12" style:family="table-column">
      <style:table-column-properties fo:break-before="auto" style:column-width="1.95791666666667cm" style:use-optimal-column-width="true"/>
    </style:style>
    <style:style style:name="co13" style:family="table-column">
      <style:table-column-properties fo:break-before="auto" style:column-width="1.93145833333333cm" style:use-optimal-column-width="true"/>
    </style:style>
    <style:style style:name="co14" style:family="table-column">
      <style:table-column-properties fo:break-before="auto" style:column-width="2.59291666666667cm"/>
    </style:style>
    <style:style style:name="co15" style:family="table-column">
      <style:table-column-properties fo:break-before="auto" style:column-width="1.87854166666667cm" style:use-optimal-column-width="true"/>
    </style:style>
    <style:style style:name="co16" style:family="table-column">
      <style:table-column-properties fo:break-before="auto" style:column-width="2.090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29pt" style:use-optimal-row-height="fals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13" table:default-cell-style-name="ce1"/>
        <table:table-column table:style-name="co8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1"/>
        <table:table-column table:style-name="co8" table:number-columns-repeated="16356" table:default-cell-style-name="ce1"/>
        <table:table-row table:style-name="ro1">
          <table:table-cell office:value-type="string" table:number-columns-spanned="2" table:number-rows-spanned="1" table:style-name="ce36">
            <text:p>PRODUTTORE A</text:p>
          </table:table-cell>
          <table:covered-table-cell/>
          <table:table-cell table:number-columns-repeated="3" table:style-name="ce1"/>
          <table:table-cell office:value-type="string" table:style-name="ce2">
            <text:p>Num completo dei device del Produttore A</text:p>
          </table:table-cell>
          <table:table-cell table:number-columns-repeated="3" table:style-name="ce1"/>
          <table:table-cell table:number-columns-repeated="5" table:style-name="ce3"/>
          <table:table-cell table:number-columns-repeated="16370" table:style-name="ce1"/>
        </table:table-row>
        <table:table-row table:style-name="ro2">
          <table:table-cell office:value-type="string" table:style-name="ce4">
            <text:p>N. Device<text:s/></text:p>
            <text:p>testati</text:p>
          </table:table-cell>
          <table:table-cell office:value-type="string" table:style-name="ce5">
            <text:p>Vita Batteria<text:s/></text:p>
            <text:p>(Mesi)</text:p>
          </table:table-cell>
          <table:table-cell table:number-columns-repeated="3" table:style-name="ce1"/>
          <table:table-cell office:value-type="float" office:value="85" table:style-name="ce6">
            <text:p>85</text:p>
          </table:table-cell>
          <table:table-cell table:number-columns-repeated="3" table:style-name="ce1"/>
          <table:table-cell table:number-columns-repeated="5" table:style-name="ce7"/>
          <table:table-cell table:number-columns-repeated="16370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85" table:style-name="ce9">
            <text:p>85</text:p>
          </table:table-cell>
          <table:table-cell table:number-columns-repeated="3" table:style-name="ce1"/>
          <table:table-cell office:value-type="float" office:value="85" table:style-name="ce6">
            <text:p>85</text:p>
          </table:table-cell>
          <table:table-cell table:number-columns-repeated="3" table:style-name="ce1"/>
          <table:table-cell table:number-columns-repeated="5" table:style-name="ce7"/>
          <table:table-cell table:number-columns-repeated="16370" table:style-name="ce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80" table:style-name="ce11">
            <text:p>80</text:p>
          </table:table-cell>
          <table:table-cell table:number-columns-repeated="3" table:style-name="ce1"/>
          <table:table-cell office:value-type="float" office:value="80" table:style-name="ce6">
            <text:p>80</text:p>
          </table:table-cell>
          <table:table-cell table:number-columns-repeated="3" table:style-name="ce1"/>
          <table:table-cell table:number-columns-repeated="2" table:style-name="ce12"/>
          <table:table-cell table:number-columns-repeated="2" table:style-name="ce7"/>
          <table:table-cell table:style-name="ce12"/>
          <table:table-cell table:number-columns-repeated="16370" table:style-name="ce1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70" table:style-name="ce11">
            <text:p>70</text:p>
          </table:table-cell>
          <table:table-cell table:number-columns-repeated="3" table:style-name="ce1"/>
          <table:table-cell office:value-type="float" office:value="70" table:style-name="ce6">
            <text:p>70</text:p>
          </table:table-cell>
          <table:table-cell table:number-columns-repeated="3" table:style-name="ce1"/>
          <table:table-cell table:number-columns-repeated="2" table:style-name="ce12"/>
          <table:table-cell table:number-columns-repeated="2" table:style-name="ce7"/>
          <table:table-cell office:value-type="string" table:style-name="ce13">
            <text:p>Prod A</text:p>
          </table:table-cell>
          <table:table-cell table:number-columns-repeated="2" table:style-name="ce1"/>
          <table:table-cell office:value-type="string" table:style-name="ce1">
            <text:p>Prod B</text:p>
          </table:table-cell>
          <table:table-cell table:number-columns-repeated="16367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60" table:style-name="ce11">
            <text:p>60</text:p>
          </table:table-cell>
          <table:table-cell table:number-columns-repeated="3" table:style-name="ce1"/>
          <table:table-cell office:value-type="float" office:value="70" table:style-name="ce6">
            <text:p>70</text:p>
          </table:table-cell>
          <table:table-cell table:number-columns-repeated="3" table:style-name="ce1"/>
          <table:table-cell table:number-columns-repeated="2" table:style-name="ce12"/>
          <table:table-cell table:style-name="ce7"/>
          <table:table-cell office:value-type="float" office:value="0" table:style-name="ce1">
            <text:p>0</text:p>
          </table:table-cell>
          <table:table-cell office:value-type="float" office:value="1.9655397701620007E-3" table:formula="of:=NORMDIST([.M6];[.$D$13];[.$D$14];FALSE)" table:style-name="ce1">
            <text:p>0,001965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NORMDIST([.P6];[.$D$61];[.$D$62];FALSE)" table:style-name="ce1">
            <text:p>0</text:p>
          </table:table-cell>
          <table:table-cell table:number-columns-repeated="16367"/>
        </table:table-row>
        <table:table-row table:style-name="ro3">
          <table:table-cell office:value-type="float" office:value="1" table:style-name="ce10">
            <text:p>1</text:p>
          </table:table-cell>
          <table:table-cell office:value-type="float" office:value="55" table:style-name="ce11">
            <text:p>55</text:p>
          </table:table-cell>
          <table:table-cell table:number-columns-repeated="3" table:style-name="ce1"/>
          <table:table-cell office:value-type="float" office:value="60" table:style-name="ce6">
            <text:p>60</text:p>
          </table:table-cell>
          <table:table-cell table:number-columns-repeated="3" table:style-name="ce1"/>
          <table:table-cell table:number-columns-repeated="2" table:style-name="ce12"/>
          <table:table-cell table:style-name="ce7"/>
          <table:table-cell office:value-type="float" office:value="1" table:style-name="ce1">
            <text:p>1</text:p>
          </table:table-cell>
          <table:table-cell office:value-type="float" office:value="2.1399824870418187E-3" table:formula="of:=NORMDIST([.M7];[.$D$13];[.$D$14];FALSE)" table:style-name="ce1">
            <text:p>0,00213998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formula="of:=NORMDIST([.P7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50" table:style-name="ce11">
            <text:p>50</text:p>
          </table:table-cell>
          <table:table-cell table:number-columns-repeated="3" table:style-name="ce1"/>
          <table:table-cell office:value-type="float" office:value="55" table:style-name="ce6">
            <text:p>55</text:p>
          </table:table-cell>
          <table:table-cell table:number-columns-repeated="3" table:style-name="ce1"/>
          <table:table-cell table:number-columns-repeated="2" table:style-name="ce12"/>
          <table:table-cell table:style-name="ce7"/>
          <table:table-cell office:value-type="float" office:value="2" table:style-name="ce1">
            <text:p>2</text:p>
          </table:table-cell>
          <table:table-cell office:value-type="float" office:value="2.325881139705123E-3" table:formula="of:=NORMDIST([.M8];[.$D$13];[.$D$14];FALSE)" table:style-name="ce1">
            <text:p>0,00232588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" table:formula="of:=NORMDIST([.P8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40" table:style-name="ce11">
            <text:p>40</text:p>
          </table:table-cell>
          <table:table-cell table:number-columns-repeated="3" table:style-name="ce1"/>
          <table:table-cell office:value-type="float" office:value="50" table:style-name="ce6">
            <text:p>50</text:p>
          </table:table-cell>
          <table:table-cell table:number-columns-repeated="3" table:style-name="ce1"/>
          <table:table-cell table:number-columns-repeated="2" table:style-name="ce12"/>
          <table:table-cell table:style-name="ce7"/>
          <table:table-cell office:value-type="float" office:value="3" table:formula="of:=[.M8]+1" table:style-name="ce1">
            <text:p>3</text:p>
          </table:table-cell>
          <table:table-cell office:value-type="float" office:value="2.5235605472080759E-3" table:formula="of:=NORMDIST([.M9];[.$D$13];[.$D$14];FALSE)" table:style-name="ce1">
            <text:p>0,00252356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" table:formula="of:=NORMDIST([.P9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30" table:style-name="ce11">
            <text:p>30</text:p>
          </table:table-cell>
          <table:table-cell table:number-columns-repeated="3" table:style-name="ce1"/>
          <table:table-cell office:value-type="float" office:value="40" table:style-name="ce6">
            <text:p>40</text:p>
          </table:table-cell>
          <table:table-cell table:number-columns-repeated="3" table:style-name="ce1"/>
          <table:table-cell table:number-columns-repeated="2" table:style-name="ce12"/>
          <table:table-cell table:style-name="ce7"/>
          <table:table-cell office:value-type="float" office:value="4" table:formula="of:=[.M9]+1" table:style-name="ce1">
            <text:p>4</text:p>
          </table:table-cell>
          <table:table-cell office:value-type="float" office:value="2.7333097807247927E-3" table:formula="of:=NORMDIST([.M10];[.$D$13];[.$D$14];FALSE)" table:style-name="ce1">
            <text:p>0,0027333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" table:formula="of:=NORMDIST([.P10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20" table:style-name="ce11">
            <text:p>20</text:p>
          </table:table-cell>
          <table:table-cell table:number-columns-repeated="3" table:style-name="ce1"/>
          <table:table-cell office:value-type="float" office:value="40" table:style-name="ce6">
            <text:p>40</text:p>
          </table:table-cell>
          <table:table-cell table:number-columns-repeated="3" table:style-name="ce1"/>
          <table:table-cell table:number-columns-repeated="2" table:style-name="ce12"/>
          <table:table-cell table:style-name="ce7"/>
          <table:table-cell office:value-type="float" office:value="5" table:formula="of:=[.M10]+1" table:style-name="ce1">
            <text:p>5</text:p>
          </table:table-cell>
          <table:table-cell office:value-type="float" office:value="2.955377046316752E-3" table:formula="of:=NORMDIST([.M11];[.$D$13];[.$D$14];FALSE)" table:style-name="ce1">
            <text:p>0,002955377</text:p>
          </table:table-cell>
          <table:table-cell table:style-name="ce1"/>
          <table:table-cell office:value-type="float" office:value="40.1" table:formula="of:=[.P10]+0.1" table:style-name="ce1">
            <text:p>40,1</text:p>
          </table:table-cell>
          <table:table-cell office:value-type="float" office:value="0" table:formula="of:=NORMDIST([.P11];[.$D$61];[.$D$62];FALSE)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1" table:style-name="ce14">
            <text:p>1</text:p>
          </table:table-cell>
          <table:table-cell office:value-type="float" office:value="10" table:style-name="ce15">
            <text:p>10</text:p>
          </table:table-cell>
          <table:table-cell table:number-columns-repeated="3" table:style-name="ce1"/>
          <table:table-cell office:value-type="float" office:value="30" table:style-name="ce6">
            <text:p>30</text:p>
          </table:table-cell>
          <table:table-cell table:number-columns-repeated="3" table:style-name="ce1"/>
          <table:table-cell table:number-columns-repeated="2" table:style-name="ce12"/>
          <table:table-cell table:style-name="ce7"/>
          <table:table-cell office:value-type="float" office:value="6" table:formula="of:=[.M11]+1" table:style-name="ce1">
            <text:p>6</text:p>
          </table:table-cell>
          <table:table-cell office:value-type="float" office:value="3.1899645053304277E-3" table:formula="of:=NORMDIST([.M12];[.$D$13];[.$D$14];FALSE)" table:style-name="ce1">
            <text:p>0,003189965</text:p>
          </table:table-cell>
          <table:table-cell table:style-name="ce1"/>
          <table:table-cell office:value-type="float" office:value="40.200000000000003" table:formula="of:=[.P11]+0.1" table:style-name="ce1">
            <text:p>40,2</text:p>
          </table:table-cell>
          <table:table-cell office:value-type="float" office:value="0" table:formula="of:=NORMDIST([.P12];[.$D$61];[.$D$62];FALSE)" table:style-name="ce1">
            <text:p>0</text:p>
          </table:table-cell>
          <table:table-cell table:number-columns-repeated="16367"/>
        </table:table-row>
        <table:table-row table:style-name="ro4">
          <table:table-cell office:value-type="string" table:style-name="ce17">
            <text:p>MEDIA</text:p>
          </table:table-cell>
          <table:table-cell office:value-type="float" office:value="49.666666666666664" table:formula="of:=AVERAGE([.F2:.F16])" table:style-name="ce18">
            <text:p>49,66666667</text:p>
          </table:table-cell>
          <table:table-cell office:value-type="string" table:style-name="ce18">
            <text:p>Approssimando</text:p>
          </table:table-cell>
          <table:table-cell office:value-type="float" office:value="49.666666666666664" table:formula="of:=AVERAGE([.F2:.F16])" table:style-name="ce19">
            <text:p>50</text:p>
          </table:table-cell>
          <table:table-cell table:style-name="ce1"/>
          <table:table-cell office:value-type="float" office:value="30" table:style-name="ce6">
            <text:p>30</text:p>
          </table:table-cell>
          <table:table-cell table:number-columns-repeated="3" table:style-name="ce1"/>
          <table:table-cell table:number-columns-repeated="2" table:style-name="ce12"/>
          <table:table-cell table:style-name="ce7"/>
          <table:table-cell office:value-type="float" office:value="7" table:formula="of:=[.M12]+1" table:style-name="ce1">
            <text:p>7</text:p>
          </table:table-cell>
          <table:table-cell office:value-type="float" office:value="3.4372230830877642E-3" table:formula="of:=NORMDIST([.M13];[.$D$13];[.$D$14];FALSE)" table:style-name="ce1">
            <text:p>0,003437223</text:p>
          </table:table-cell>
          <table:table-cell table:style-name="ce1"/>
          <table:table-cell office:value-type="float" office:value="40.300000000000004" table:formula="of:=[.P12]+0.1" table:style-name="ce1">
            <text:p>40,3</text:p>
          </table:table-cell>
          <table:table-cell office:value-type="float" office:value="0" table:formula="of:=NORMDIST([.P13];[.$D$61];[.$D$62];FALSE)" table:style-name="ce1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DEVIAZIONE</text:p>
            <text:p><text:s/>STANDARD</text:p>
          </table:table-cell>
          <table:table-cell office:value-type="float" office:value="24.046251729161909" table:formula="of:=STDEVP([.F2:.F16])" table:style-name="ce21">
            <text:p>24,04625173</text:p>
          </table:table-cell>
          <table:table-cell office:value-type="string" table:style-name="ce21">
            <text:p>Approssimando</text:p>
          </table:table-cell>
          <table:table-cell office:value-type="float" office:value="24.046251729161909" table:formula="of:=STDEVP([.F2:.F16])" table:style-name="ce19">
            <text:p>24</text:p>
          </table:table-cell>
          <table:table-cell table:style-name="ce1"/>
          <table:table-cell office:value-type="float" office:value="20" table:style-name="ce6">
            <text:p>20</text:p>
          </table:table-cell>
          <table:table-cell table:number-columns-repeated="3" table:style-name="ce1"/>
          <table:table-cell table:number-columns-repeated="3" table:style-name="ce7"/>
          <table:table-cell office:value-type="float" office:value="8" table:formula="of:=[.M13]+1" table:style-name="ce1">
            <text:p>8</text:p>
          </table:table-cell>
          <table:table-cell office:value-type="float" office:value="3.6972473208405918E-3" table:formula="of:=NORMDIST([.M14];[.$D$13];[.$D$14];FALSE)" table:style-name="ce1">
            <text:p>0,003697247</text:p>
          </table:table-cell>
          <table:table-cell table:style-name="ce1"/>
          <table:table-cell office:value-type="float" office:value="40.400000000000006" table:formula="of:=[.P13]+0.1" table:style-name="ce1">
            <text:p>40,4</text:p>
          </table:table-cell>
          <table:table-cell office:value-type="float" office:value="0" table:formula="of:=NORMDIST([.P14];[.$D$61];[.$D$62];FALSE)" table:style-name="ce1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DISTRIBUZIONE</text:p>
            <text:p>NORMALE<text:s/></text:p>
          </table:table-cell>
          <table:table-cell office:value-type="float" office:value="1.658902836025896E-2" table:formula="of:=NORMDIST(50;[.D13];[.D14];FALSE)" table:style-name="ce21">
            <text:p>0,016589028</text:p>
          </table:table-cell>
          <table:table-cell office:value-type="string" table:style-name="ce18">
            <text:p>Approssimando</text:p>
          </table:table-cell>
          <table:table-cell office:value-type="float" office:value="1.658902836025896E-2" table:formula="of:=NORMDIST(50;[.D13];[.D14];FALSE)" table:style-name="ce22">
            <text:p>0,02</text:p>
          </table:table-cell>
          <table:table-cell table:style-name="ce1"/>
          <table:table-cell office:value-type="float" office:value="20" table:style-name="ce6">
            <text:p>20</text:p>
          </table:table-cell>
          <table:table-cell table:number-columns-repeated="3" table:style-name="ce1"/>
          <table:table-cell table:number-columns-repeated="3" table:style-name="ce7"/>
          <table:table-cell office:value-type="float" office:value="9" table:formula="of:=[.M14]+1" table:style-name="ce1">
            <text:p>9</text:p>
          </table:table-cell>
          <table:table-cell office:value-type="float" office:value="3.9700703298268568E-3" table:formula="of:=NORMDIST([.M15];[.$D$13];[.$D$14];FALSE)" table:style-name="ce1">
            <text:p>0,00397007</text:p>
          </table:table-cell>
          <table:table-cell table:style-name="ce1"/>
          <table:table-cell office:value-type="float" office:value="40.500000000000007" table:formula="of:=[.P14]+0.1" table:style-name="ce1">
            <text:p>40,5</text:p>
          </table:table-cell>
          <table:table-cell office:value-type="float" office:value="0" table:formula="of:=NORMDIST([.P15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5" table:style-name="ce1"/>
          <table:table-cell office:value-type="float" office:value="10" table:style-name="ce6">
            <text:p>10</text:p>
          </table:table-cell>
          <table:table-cell table:number-columns-repeated="3" table:style-name="ce1"/>
          <table:table-cell table:number-columns-repeated="3" table:style-name="ce7"/>
          <table:table-cell office:value-type="float" office:value="10" table:formula="of:=[.M15]+1" table:style-name="ce1">
            <text:p>10</text:p>
          </table:table-cell>
          <table:table-cell office:value-type="float" office:value="4.2556589095960294E-3" table:formula="of:=NORMDIST([.M16];[.$D$13];[.$D$14];FALSE)" table:style-name="ce1">
            <text:p>0,004255659</text:p>
          </table:table-cell>
          <table:table-cell table:style-name="ce1"/>
          <table:table-cell office:value-type="float" office:value="40.600000000000009" table:formula="of:=[.P15]+0.1" table:style-name="ce1">
            <text:p>40,6</text:p>
          </table:table-cell>
          <table:table-cell office:value-type="float" office:value="1.5768848284850351E-304" table:formula="of:=NORMDIST([.P16];[.$D$61];[.$D$62];FALSE)" table:style-name="ce1">
            <text:p>1,5769E-304</text:p>
          </table:table-cell>
          <table:table-cell table:number-columns-repeated="16367"/>
        </table:table-row>
        <table:table-row table:style-name="ro1">
          <table:table-cell table:style-name="ce1">
            <draw:frame draw:z-index="1" draw:id="id0" draw:style-name="a0" draw:name="Chart 14" svg:x="0in" svg:y="0in" svg:width="7.91901in" svg:height="6.2391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6"/>
          <table:table-cell table:number-columns-repeated="2" table:style-name="ce1"/>
          <table:table-cell table:style-name="ce16"/>
          <table:table-cell table:number-columns-repeated="3" table:style-name="ce7"/>
          <table:table-cell office:value-type="float" office:value="11" table:formula="of:=[.M16]+1" table:style-name="ce1">
            <text:p>11</text:p>
          </table:table-cell>
          <table:table-cell office:value-type="float" office:value="4.5539088954675852E-3" table:formula="of:=NORMDIST([.M17];[.$D$13];[.$D$14];FALSE)" table:style-name="ce1">
            <text:p>0,004553909</text:p>
          </table:table-cell>
          <table:table-cell table:style-name="ce1"/>
          <table:table-cell office:value-type="float" office:value="40.70000000000001" table:formula="of:=[.P16]+0.1" table:style-name="ce1">
            <text:p>40,7</text:p>
          </table:table-cell>
          <table:table-cell office:value-type="float" office:value="4.7568399534753761E-298" table:formula="of:=NORMDIST([.P17];[.$D$61];[.$D$62];FALSE)" table:style-name="ce1">
            <text:p>4,7568E-298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4" table:style-name="ce1"/>
          <table:table-cell table:number-columns-repeated="2" table:style-name="ce12"/>
          <table:table-cell table:style-name="ce7"/>
          <table:table-cell office:value-type="float" office:value="12" table:formula="of:=[.M17]+1" table:style-name="ce1">
            <text:p>12</text:p>
          </table:table-cell>
          <table:table-cell office:value-type="float" office:value="4.8646408019579713E-3" table:formula="of:=NORMDIST([.M18];[.$D$13];[.$D$14];FALSE)" table:style-name="ce1">
            <text:p>0,004864641</text:p>
          </table:table-cell>
          <table:table-cell table:style-name="ce1"/>
          <table:table-cell office:value-type="float" office:value="40.800000000000011" table:formula="of:=[.P17]+0.1" table:style-name="ce1">
            <text:p>40,8</text:p>
          </table:table-cell>
          <table:table-cell office:value-type="float" office:value="1.2219115697256055E-291" table:formula="of:=NORMDIST([.P18];[.$D$61];[.$D$62];FALSE)" table:style-name="ce1">
            <text:p>1,2219E-29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4" table:style-name="ce1"/>
          <table:table-cell table:number-columns-repeated="2" table:style-name="ce12"/>
          <table:table-cell table:style-name="ce7"/>
          <table:table-cell office:value-type="float" office:value="13" table:formula="of:=[.M18]+1" table:style-name="ce1">
            <text:p>13</text:p>
          </table:table-cell>
          <table:table-cell office:value-type="float" office:value="5.1875958301723299E-3" table:formula="of:=NORMDIST([.M19];[.$D$13];[.$D$14];FALSE)" table:style-name="ce1">
            <text:p>0,005187596</text:p>
          </table:table-cell>
          <table:table-cell table:style-name="ce1"/>
          <table:table-cell office:value-type="float" office:value="40.900000000000013" table:formula="of:=[.P18]+0.1" table:style-name="ce1">
            <text:p>40,9</text:p>
          </table:table-cell>
          <table:table-cell office:value-type="float" office:value="2.6727829171756541E-285" table:formula="of:=NORMDIST([.P19];[.$D$61];[.$D$62];FALSE)" table:style-name="ce1">
            <text:p>2,6728E-285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4" table:style-name="ce1"/>
          <table:table-cell table:number-columns-repeated="3" table:style-name="ce3"/>
          <table:table-cell office:value-type="float" office:value="14" table:formula="of:=[.M19]+1" table:style-name="ce1">
            <text:p>14</text:p>
          </table:table-cell>
          <table:table-cell office:value-type="float" office:value="5.5224323074297569E-3" table:formula="of:=NORMDIST([.M20];[.$D$13];[.$D$14];FALSE)" table:style-name="ce1">
            <text:p>0,005522432</text:p>
          </table:table-cell>
          <table:table-cell table:style-name="ce1"/>
          <table:table-cell office:value-type="float" office:value="41.000000000000014" table:formula="of:=[.P19]+0.1" table:style-name="ce1">
            <text:p>41</text:p>
          </table:table-cell>
          <table:table-cell office:value-type="float" office:value="4.9784055182804158E-279" table:formula="of:=NORMDIST([.P20];[.$D$61];[.$D$62];FALSE)" table:style-name="ce1">
            <text:p>4,9784E-279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15" table:formula="of:=[.M20]+1" table:style-name="ce1">
            <text:p>15</text:p>
          </table:table-cell>
          <table:table-cell office:value-type="float" office:value="5.8687226267075286E-3" table:formula="of:=NORMDIST([.M21];[.$D$13];[.$D$14];FALSE)" table:style-name="ce1">
            <text:p>0,005868723</text:p>
          </table:table-cell>
          <table:table-cell table:style-name="ce1"/>
          <table:table-cell office:value-type="float" office:value="41.100000000000016" table:formula="of:=[.P20]+0.1" table:style-name="ce1">
            <text:p>41,1</text:p>
          </table:table-cell>
          <table:table-cell office:value-type="float" office:value="7.8962251727121101E-273" table:formula="of:=NORMDIST([.P21];[.$D$61];[.$D$62];FALSE)" table:style-name="ce1">
            <text:p>7,8962E-273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16" table:formula="of:=[.M21]+1" table:style-name="ce1">
            <text:p>16</text:p>
          </table:table-cell>
          <table:table-cell office:value-type="float" office:value="6.2259507517956883E-3" table:formula="of:=NORMDIST([.M22];[.$D$13];[.$D$14];FALSE)" table:style-name="ce1">
            <text:p>0,006225951</text:p>
          </table:table-cell>
          <table:table-cell table:style-name="ce1"/>
          <table:table-cell office:value-type="float" office:value="41.200000000000017" table:formula="of:=[.P21]+0.1" table:style-name="ce1">
            <text:p>41,2</text:p>
          </table:table-cell>
          <table:table-cell office:value-type="float" office:value="1.0664768974312993E-266" table:formula="of:=NORMDIST([.P22];[.$D$61];[.$D$62];FALSE)" table:style-name="ce1">
            <text:p>1,0665E-266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17" table:formula="of:=[.M22]+1" table:style-name="ce1">
            <text:p>17</text:p>
          </table:table-cell>
          <table:table-cell office:value-type="float" office:value="6.5935103513077315E-3" table:formula="of:=NORMDIST([.M23];[.$D$13];[.$D$14];FALSE)" table:style-name="ce1">
            <text:p>0,00659351</text:p>
          </table:table-cell>
          <table:table-cell table:style-name="ce1"/>
          <table:table-cell office:value-type="float" office:value="41.300000000000018" table:formula="of:=[.P22]+0.1" table:style-name="ce1">
            <text:p>41,3</text:p>
          </table:table-cell>
          <table:table-cell office:value-type="float" office:value="1.2265522461228436E-260" table:formula="of:=NORMDIST([.P23];[.$D$61];[.$D$62];FALSE)" table:style-name="ce1">
            <text:p>1,2266E-260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18" table:formula="of:=[.M23]+1" table:style-name="ce1">
            <text:p>18</text:p>
          </table:table-cell>
          <table:table-cell office:value-type="float" office:value="6.9707036208710802E-3" table:formula="of:=NORMDIST([.M24];[.$D$13];[.$D$14];FALSE)" table:style-name="ce1">
            <text:p>0,006970704</text:p>
          </table:table-cell>
          <table:table-cell table:style-name="ce1"/>
          <table:table-cell office:value-type="float" office:value="41.40000000000002" table:formula="of:=[.P23]+0.1" table:style-name="ce1">
            <text:p>41,4</text:p>
          </table:table-cell>
          <table:table-cell office:value-type="float" office:value="1.2012221306278972E-254" table:formula="of:=NORMDIST([.P24];[.$D$61];[.$D$62];FALSE)" table:style-name="ce1">
            <text:p>1,2012E-254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19" table:formula="of:=[.M24]+1" table:style-name="ce1">
            <text:p>19</text:p>
          </table:table-cell>
          <table:table-cell office:value-type="float" office:value="7.3567408479156158E-3" table:formula="of:=NORMDIST([.M25];[.$D$13];[.$D$14];FALSE)" table:style-name="ce1">
            <text:p>0,007356741</text:p>
          </table:table-cell>
          <table:table-cell table:style-name="ce1"/>
          <table:table-cell office:value-type="float" office:value="41.500000000000021" table:formula="of:=[.P24]+0.1" table:style-name="ce1">
            <text:p>41,5</text:p>
          </table:table-cell>
          <table:table-cell office:value-type="float" office:value="1.0017590394861552E-248" table:formula="of:=NORMDIST([.P25];[.$D$61];[.$D$62];FALSE)" table:style-name="ce1">
            <text:p>1,0018E-248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20" table:formula="of:=[.M25]+1" table:style-name="ce1">
            <text:p>20</text:p>
          </table:table-cell>
          <table:table-cell office:value-type="float" office:value="7.7507407675010305E-3" table:formula="of:=NORMDIST([.M26];[.$D$13];[.$D$14];FALSE)" table:style-name="ce1">
            <text:p>0,007750741</text:p>
          </table:table-cell>
          <table:table-cell table:style-name="ce1"/>
          <table:table-cell office:value-type="float" office:value="41.600000000000023" table:formula="of:=[.P25]+0.1" table:style-name="ce1">
            <text:p>41,6</text:p>
          </table:table-cell>
          <table:table-cell office:value-type="float" office:value="7.1138693981606634E-243" table:formula="of:=NORMDIST([.P26];[.$D$61];[.$D$62];FALSE)" table:style-name="ce1">
            <text:p>7,1139E-243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21" table:formula="of:=[.M26]+1" table:style-name="ce1">
            <text:p>21</text:p>
          </table:table-cell>
          <table:table-cell office:value-type="float" office:value="8.1517317506058437E-3" table:formula="of:=NORMDIST([.M27];[.$D$13];[.$D$14];FALSE)" table:style-name="ce1">
            <text:p>0,008151732</text:p>
          </table:table-cell>
          <table:table-cell table:style-name="ce1"/>
          <table:table-cell office:value-type="float" office:value="41.700000000000024" table:formula="of:=[.P26]+0.1" table:style-name="ce1">
            <text:p>41,7</text:p>
          </table:table-cell>
          <table:table-cell office:value-type="float" office:value="4.3018095379952734E-237" table:formula="of:=NORMDIST([.P27];[.$D$61];[.$D$62];FALSE)" table:style-name="ce1">
            <text:p>4,3018E-237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22" table:formula="of:=[.M27]+1" table:style-name="ce1">
            <text:p>22</text:p>
          </table:table-cell>
          <table:table-cell office:value-type="float" office:value="8.558653858294029E-3" table:formula="of:=NORMDIST([.M28];[.$D$13];[.$D$14];FALSE)" table:style-name="ce1">
            <text:p>0,008558654</text:p>
          </table:table-cell>
          <table:table-cell table:style-name="ce1"/>
          <table:table-cell office:value-type="float" office:value="41.800000000000026" table:formula="of:=[.P27]+0.1" table:style-name="ce1">
            <text:p>41,8</text:p>
          </table:table-cell>
          <table:table-cell office:value-type="float" office:value="2.2151296029822538E-231" table:formula="of:=NORMDIST([.P28];[.$D$61];[.$D$62];FALSE)" table:style-name="ce1">
            <text:p>2,2151E-23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23" table:formula="of:=[.M28]+1" table:style-name="ce1">
            <text:p>23</text:p>
          </table:table-cell>
          <table:table-cell office:value-type="float" office:value="8.9703617862515843E-3" table:formula="of:=NORMDIST([.M29];[.$D$13];[.$D$14];FALSE)" table:style-name="ce1">
            <text:p>0,008970362</text:p>
          </table:table-cell>
          <table:table-cell table:style-name="ce1"/>
          <table:table-cell office:value-type="float" office:value="41.900000000000027" table:formula="of:=[.P28]+0.1" table:style-name="ce1">
            <text:p>41,9</text:p>
          </table:table-cell>
          <table:table-cell office:value-type="float" office:value="9.7129192121759068E-226" table:formula="of:=NORMDIST([.P29];[.$D$61];[.$D$62];FALSE)" table:style-name="ce1">
            <text:p>9,7129E-226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24" table:formula="of:=[.M29]+1" table:style-name="ce1">
            <text:p>24</text:p>
          </table:table-cell>
          <table:table-cell office:value-type="float" office:value="9.3856287144374727E-3" table:formula="of:=NORMDIST([.M30];[.$D$13];[.$D$14];FALSE)" table:style-name="ce1">
            <text:p>0,009385629</text:p>
          </table:table-cell>
          <table:table-cell table:style-name="ce1"/>
          <table:table-cell office:value-type="float" office:value="42.000000000000028" table:formula="of:=[.P29]+0.1" table:style-name="ce1">
            <text:p>42</text:p>
          </table:table-cell>
          <table:table-cell office:value-type="float" office:value="3.6266286195943981E-220" table:formula="of:=NORMDIST([.P30];[.$D$61];[.$D$62];FALSE)" table:style-name="ce1">
            <text:p>3,6266E-220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25" table:formula="of:=[.M30]+1" table:style-name="ce1">
            <text:p>25</text:p>
          </table:table-cell>
          <table:table-cell office:value-type="float" office:value="9.8031510661329459E-3" table:formula="of:=NORMDIST([.M31];[.$D$13];[.$D$14];FALSE)" table:style-name="ce1">
            <text:p>0,009803151</text:p>
          </table:table-cell>
          <table:table-cell table:style-name="ce1"/>
          <table:table-cell office:value-type="float" office:value="42.10000000000003" table:formula="of:=[.P30]+0.1" table:style-name="ce1">
            <text:p>42,1</text:p>
          </table:table-cell>
          <table:table-cell office:value-type="float" office:value="1.1530790058928976E-214" table:formula="of:=NORMDIST([.P31];[.$D$61];[.$D$62];FALSE)" table:style-name="ce1">
            <text:p>1,1531E-214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26" table:formula="of:=[.M31]+1" table:style-name="ce1">
            <text:p>26</text:p>
          </table:table-cell>
          <table:table-cell office:value-type="float" office:value="1.0221554169630744E-2" table:formula="of:=NORMDIST([.M32];[.$D$13];[.$D$14];FALSE)" table:style-name="ce1">
            <text:p>0,010221554</text:p>
          </table:table-cell>
          <table:table-cell table:style-name="ce1"/>
          <table:table-cell office:value-type="float" office:value="42.200000000000031" table:formula="of:=[.P31]+0.1" table:style-name="ce1">
            <text:p>42,2</text:p>
          </table:table-cell>
          <table:table-cell office:value-type="float" office:value="3.121890873421386E-209" table:formula="of:=NORMDIST([.P32];[.$D$61];[.$D$62];FALSE)" table:style-name="ce1">
            <text:p>3,1219E-209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27" table:formula="of:=[.M32]+1" table:style-name="ce1">
            <text:p>27</text:p>
          </table:table-cell>
          <table:table-cell office:value-type="float" office:value="1.0639398804328116E-2" table:formula="of:=NORMDIST([.M33];[.$D$13];[.$D$14];FALSE)" table:style-name="ce1">
            <text:p>0,010639399</text:p>
          </table:table-cell>
          <table:table-cell table:style-name="ce1"/>
          <table:table-cell office:value-type="float" office:value="42.300000000000033" table:formula="of:=[.P32]+0.1" table:style-name="ce1">
            <text:p>42,3</text:p>
          </table:table-cell>
          <table:table-cell office:value-type="float" office:value="7.1974564168308687E-204" table:formula="of:=NORMDIST([.P33];[.$D$61];[.$D$62];FALSE)" table:style-name="ce1">
            <text:p>7,1975E-204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28" table:formula="of:=[.M33]+1" table:style-name="ce1">
            <text:p>28</text:p>
          </table:table-cell>
          <table:table-cell office:value-type="float" office:value="1.1055188601236705E-2" table:formula="of:=NORMDIST([.M34];[.$D$13];[.$D$14];FALSE)" table:style-name="ce1">
            <text:p>0,011055189</text:p>
          </table:table-cell>
          <table:table-cell table:style-name="ce1"/>
          <table:table-cell office:value-type="float" office:value="42.400000000000034" table:formula="of:=[.P33]+0.1" table:style-name="ce1">
            <text:p>42,4</text:p>
          </table:table-cell>
          <table:table-cell office:value-type="float" office:value="1.4130028634458324E-198" table:formula="of:=NORMDIST([.P34];[.$D$61];[.$D$62];FALSE)" table:style-name="ce1">
            <text:p>1,413E-198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29" table:formula="of:=[.M34]+1" table:style-name="ce1">
            <text:p>29</text:p>
          </table:table-cell>
          <table:table-cell office:value-type="float" office:value="1.146737825607249E-2" table:formula="of:=NORMDIST([.M35];[.$D$13];[.$D$14];FALSE)" table:style-name="ce1">
            <text:p>0,011467378</text:p>
          </table:table-cell>
          <table:table-cell table:style-name="ce1"/>
          <table:table-cell office:value-type="float" office:value="42.500000000000036" table:formula="of:=[.P34]+0.1" table:style-name="ce1">
            <text:p>42,5</text:p>
          </table:table-cell>
          <table:table-cell office:value-type="float" office:value="2.3621621846015425E-193" table:formula="of:=NORMDIST([.P35];[.$D$61];[.$D$62];FALSE)" table:style-name="ce1">
            <text:p>2,3622E-193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30" table:formula="of:=[.M35]+1" table:style-name="ce1">
            <text:p>30</text:p>
          </table:table-cell>
          <table:table-cell office:value-type="float" office:value="1.1874382501323381E-2" table:formula="of:=NORMDIST([.M36];[.$D$13];[.$D$14];FALSE)" table:style-name="ce1">
            <text:p>0,011874383</text:p>
          </table:table-cell>
          <table:table-cell table:style-name="ce1"/>
          <table:table-cell office:value-type="float" office:value="42.600000000000037" table:formula="of:=[.P35]+0.1" table:style-name="ce1">
            <text:p>42,6</text:p>
          </table:table-cell>
          <table:table-cell office:value-type="float" office:value="3.3626297889193524E-188" table:formula="of:=NORMDIST([.P36];[.$D$61];[.$D$62];FALSE)" table:style-name="ce1">
            <text:p>3,3626E-188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31" table:formula="of:=[.M36]+1" table:style-name="ce1">
            <text:p>31</text:p>
          </table:table-cell>
          <table:table-cell office:value-type="float" office:value="1.2274585772201104E-2" table:formula="of:=NORMDIST([.M37];[.$D$13];[.$D$14];FALSE)" table:style-name="ce1">
            <text:p>0,012274586</text:p>
          </table:table-cell>
          <table:table-cell table:style-name="ce1"/>
          <table:table-cell office:value-type="float" office:value="42.700000000000038" table:formula="of:=[.P36]+0.1" table:style-name="ce1">
            <text:p>42,7</text:p>
          </table:table-cell>
          <table:table-cell office:value-type="float" office:value="4.0761585824923347E-183" table:formula="of:=NORMDIST([.P37];[.$D$61];[.$D$62];FALSE)" table:style-name="ce1">
            <text:p>4,0762E-183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32" table:formula="of:=[.M37]+1" table:style-name="ce1">
            <text:p>32</text:p>
          </table:table-cell>
          <table:table-cell office:value-type="float" office:value="1.2666352490360142E-2" table:formula="of:=NORMDIST([.M38];[.$D$13];[.$D$14];FALSE)" table:style-name="ce1">
            <text:p>0,012666352</text:p>
          </table:table-cell>
          <table:table-cell table:style-name="ce1"/>
          <table:table-cell office:value-type="float" office:value="42.80000000000004" table:formula="of:=[.P37]+0.1" table:style-name="ce1">
            <text:p>42,8</text:p>
          </table:table-cell>
          <table:table-cell office:value-type="float" office:value="4.2075158458747642E-178" table:formula="of:=NORMDIST([.P38];[.$D$61];[.$D$62];FALSE)" table:style-name="ce1">
            <text:p>4,2075E-178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33" table:formula="of:=[.M38]+1" table:style-name="ce1">
            <text:p>33</text:p>
          </table:table-cell>
          <table:table-cell office:value-type="float" office:value="1.3048037878902179E-2" table:formula="of:=NORMDIST([.M39];[.$D$13];[.$D$14];FALSE)" table:style-name="ce1">
            <text:p>0,013048038</text:p>
          </table:table-cell>
          <table:table-cell table:style-name="ce1"/>
          <table:table-cell office:value-type="float" office:value="42.900000000000041" table:formula="of:=[.P38]+0.1" table:style-name="ce1">
            <text:p>42,9</text:p>
          </table:table-cell>
          <table:table-cell office:value-type="float" office:value="3.6983083767678487E-173" table:formula="of:=NORMDIST([.P39];[.$D$61];[.$D$62];FALSE)" table:style-name="ce1">
            <text:p>3,6983E-173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34" table:formula="of:=[.M39]+1" table:style-name="ce1">
            <text:p>34</text:p>
          </table:table-cell>
          <table:table-cell office:value-type="float" office:value="1.3417999212667392E-2" table:formula="of:=NORMDIST([.M40];[.$D$13];[.$D$14];FALSE)" table:style-name="ce1">
            <text:p>0,013417999</text:p>
          </table:table-cell>
          <table:table-cell table:style-name="ce1"/>
          <table:table-cell office:value-type="float" office:value="43.000000000000043" table:formula="of:=[.P39]+0.1" table:style-name="ce1">
            <text:p>43</text:p>
          </table:table-cell>
          <table:table-cell office:value-type="float" office:value="2.7681087918038822E-168" table:formula="of:=NORMDIST([.P40];[.$D$61];[.$D$62];FALSE)" table:style-name="ce1">
            <text:p>2,7681E-168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35" table:formula="of:=[.M40]+1" table:style-name="ce1">
            <text:p>35</text:p>
          </table:table-cell>
          <table:table-cell office:value-type="float" office:value="1.3774607399323454E-2" table:formula="of:=NORMDIST([.M41];[.$D$13];[.$D$14];FALSE)" table:style-name="ce1">
            <text:p>0,013774607</text:p>
          </table:table-cell>
          <table:table-cell table:style-name="ce1"/>
          <table:table-cell office:value-type="float" office:value="43.100000000000044" table:formula="of:=[.P40]+0.1" table:style-name="ce1">
            <text:p>43,1</text:p>
          </table:table-cell>
          <table:table-cell office:value-type="float" office:value="1.7642732962132281E-163" table:formula="of:=NORMDIST([.P41];[.$D$61];[.$D$62];FALSE)" table:style-name="ce1">
            <text:p>1,7643E-163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36" table:formula="of:=[.M41]+1" table:style-name="ce1">
            <text:p>36</text:p>
          </table:table-cell>
          <table:table-cell office:value-type="float" office:value="1.4116258779467128E-2" table:formula="of:=NORMDIST([.M42];[.$D$13];[.$D$14];FALSE)" table:style-name="ce1">
            <text:p>0,014116259</text:p>
          </table:table-cell>
          <table:table-cell table:style-name="ce1"/>
          <table:table-cell office:value-type="float" office:value="43.200000000000045" table:formula="of:=[.P41]+0.1" table:style-name="ce1">
            <text:p>43,2</text:p>
          </table:table-cell>
          <table:table-cell office:value-type="float" office:value="9.5752746403424691E-159" table:formula="of:=NORMDIST([.P42];[.$D$61];[.$D$62];FALSE)" table:style-name="ce1">
            <text:p>9,5753E-159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37" table:formula="of:=[.M42]+1" table:style-name="ce1">
            <text:p>37</text:p>
          </table:table-cell>
          <table:table-cell office:value-type="float" office:value="1.4441387028003462E-2" table:formula="of:=NORMDIST([.M43];[.$D$13];[.$D$14];FALSE)" table:style-name="ce1">
            <text:p>0,014441387</text:p>
          </table:table-cell>
          <table:table-cell table:style-name="ce1"/>
          <table:table-cell office:value-type="float" office:value="43.300000000000047" table:formula="of:=[.P42]+0.1" table:style-name="ce1">
            <text:p>43,3</text:p>
          </table:table-cell>
          <table:table-cell office:value-type="float" office:value="4.4252650781005681E-154" table:formula="of:=NORMDIST([.P43];[.$D$61];[.$D$62];FALSE)" table:style-name="ce1">
            <text:p>4,4253E-154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38" table:formula="of:=[.M43]+1" table:style-name="ce1">
            <text:p>38</text:p>
          </table:table-cell>
          <table:table-cell office:value-type="float" office:value="1.4748475034597336E-2" table:formula="of:=NORMDIST([.M44];[.$D$13];[.$D$14];FALSE)" table:style-name="ce1">
            <text:p>0,014748475</text:p>
          </table:table-cell>
          <table:table-cell table:style-name="ce1"/>
          <table:table-cell office:value-type="float" office:value="43.400000000000048" table:formula="of:=[.P43]+0.1" table:style-name="ce1">
            <text:p>43,4</text:p>
          </table:table-cell>
          <table:table-cell office:value-type="float" office:value="1.7415262069584613E-149" table:formula="of:=NORMDIST([.P44];[.$D$61];[.$D$62];FALSE)" table:style-name="ce1">
            <text:p>1,7415E-149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39" table:formula="of:=[.M44]+1" table:style-name="ce1">
            <text:p>39</text:p>
          </table:table-cell>
          <table:table-cell office:value-type="float" office:value="1.5036066638111762E-2" table:formula="of:=NORMDIST([.M45];[.$D$13];[.$D$14];FALSE)" table:style-name="ce1">
            <text:p>0,015036067</text:p>
          </table:table-cell>
          <table:table-cell table:style-name="ce1"/>
          <table:table-cell office:value-type="float" office:value="43.50000000000005" table:formula="of:=[.P44]+0.1" table:style-name="ce1">
            <text:p>43,5</text:p>
          </table:table-cell>
          <table:table-cell office:value-type="float" office:value="5.8361092142587846E-145" table:formula="of:=NORMDIST([.P45];[.$D$61];[.$D$62];FALSE)" table:style-name="ce1">
            <text:p>5,8361E-145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40" table:formula="of:=[.M45]+1" table:style-name="ce1">
            <text:p>40</text:p>
          </table:table-cell>
          <table:table-cell office:value-type="float" office:value="1.5302778088743715E-2" table:formula="of:=NORMDIST([.M46];[.$D$13];[.$D$14];FALSE)" table:style-name="ce1">
            <text:p>0,015302778</text:p>
          </table:table-cell>
          <table:table-cell table:style-name="ce1"/>
          <table:table-cell office:value-type="float" office:value="43.600000000000051" table:formula="of:=[.P45]+0.1" table:style-name="ce1">
            <text:p>43,6</text:p>
          </table:table-cell>
          <table:table-cell office:value-type="float" office:value="1.6654035240130067E-140" table:formula="of:=NORMDIST([.P46];[.$D$61];[.$D$62];FALSE)" table:style-name="ce1">
            <text:p>1,6654E-140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41" table:formula="of:=[.M46]+1" table:style-name="ce1">
            <text:p>41</text:p>
          </table:table-cell>
          <table:table-cell office:value-type="float" office:value="1.5547309112099564E-2" table:formula="of:=NORMDIST([.M47];[.$D$13];[.$D$14];FALSE)" table:style-name="ce1">
            <text:p>0,015547309</text:p>
          </table:table-cell>
          <table:table-cell table:style-name="ce1"/>
          <table:table-cell office:value-type="float" office:value="43.700000000000053" table:formula="of:=[.P46]+0.1" table:style-name="ce1">
            <text:p>43,7</text:p>
          </table:table-cell>
          <table:table-cell office:value-type="float" office:value="4.0468603755572216E-136" table:formula="of:=NORMDIST([.P47];[.$D$61];[.$D$62];FALSE)" table:style-name="ce1">
            <text:p>4,0469E-136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42" table:formula="of:=[.M47]+1" table:style-name="ce1">
            <text:p>42</text:p>
          </table:table-cell>
          <table:table-cell office:value-type="float" office:value="1.5768453451749084E-2" table:formula="of:=NORMDIST([.M48];[.$D$13];[.$D$14];FALSE)" table:style-name="ce1">
            <text:p>0,015768453</text:p>
          </table:table-cell>
          <table:table-cell table:style-name="ce1"/>
          <table:table-cell office:value-type="float" office:value="43.800000000000054" table:formula="of:=[.P47]+0.1" table:style-name="ce1">
            <text:p>43,8</text:p>
          </table:table-cell>
          <table:table-cell office:value-type="float" office:value="8.3737431314762888E-132" table:formula="of:=NORMDIST([.P48];[.$D$61];[.$D$62];FALSE)" table:style-name="ce1">
            <text:p>8,3737E-132</text:p>
          </table:table-cell>
          <table:table-cell table:number-columns-repeated="16367"/>
        </table:table-row>
        <table:table-row table:style-name="ro1">
          <table:table-cell table:number-columns-repeated="12" table:style-name="ce1"/>
          <table:table-cell office:value-type="float" office:value="43" table:formula="of:=[.M48]+1" table:style-name="ce1">
            <text:p>43</text:p>
          </table:table-cell>
          <table:table-cell office:value-type="float" office:value="1.5965108770858983E-2" table:formula="of:=NORMDIST([.M49];[.$D$13];[.$D$14];FALSE)" table:style-name="ce1">
            <text:p>0,015965109</text:p>
          </table:table-cell>
          <table:table-cell table:style-name="ce1"/>
          <table:table-cell office:value-type="float" office:value="43.900000000000055" table:formula="of:=[.P48]+0.1" table:style-name="ce1">
            <text:p>43,9</text:p>
          </table:table-cell>
          <table:table-cell office:value-type="float" office:value="1.4754473647043266E-127" table:formula="of:=NORMDIST([.P49];[.$D$61];[.$D$62];FALSE)" table:style-name="ce1">
            <text:p>1,4754E-127</text:p>
          </table:table-cell>
          <table:table-cell table:number-columns-repeated="16367"/>
        </table:table-row>
        <table:table-row table:style-name="ro1">
          <table:table-cell table:number-columns-repeated="12" table:style-name="ce1"/>
          <table:table-cell office:value-type="float" office:value="44" table:formula="of:=[.M49]+1" table:style-name="ce1">
            <text:p>44</text:p>
          </table:table-cell>
          <table:table-cell office:value-type="float" office:value="1.6136285799303353E-2" table:formula="of:=NORMDIST([.M50];[.$D$13];[.$D$14];FALSE)" table:style-name="ce1">
            <text:p>0,016136286</text:p>
          </table:table-cell>
          <table:table-cell table:style-name="ce1"/>
          <table:table-cell office:value-type="float" office:value="44.000000000000057" table:formula="of:=[.P49]+0.1" table:style-name="ce1">
            <text:p>44</text:p>
          </table:table-cell>
          <table:table-cell office:value-type="float" office:value="2.2137597148224498E-123" table:formula="of:=NORMDIST([.P50];[.$D$61];[.$D$62];FALSE)" table:style-name="ce1">
            <text:p>2,2138E-123</text:p>
          </table:table-cell>
          <table:table-cell table:number-columns-repeated="16367"/>
        </table:table-row>
        <table:table-row table:style-name="ro1">
          <table:table-cell table:number-columns-repeated="12" table:style-name="ce1"/>
          <table:table-cell office:value-type="float" office:value="45" table:formula="of:=[.M50]+1" table:style-name="ce1">
            <text:p>45</text:p>
          </table:table-cell>
          <table:table-cell office:value-type="float" office:value="1.62811166201179E-2" table:formula="of:=NORMDIST([.M51];[.$D$13];[.$D$14];FALSE)" table:style-name="ce1">
            <text:p>0,016281117</text:p>
          </table:table-cell>
          <table:table-cell table:style-name="ce1"/>
          <table:table-cell office:value-type="float" office:value="44.100000000000058" table:formula="of:=[.P50]+0.1" table:style-name="ce1">
            <text:p>44,1</text:p>
          </table:table-cell>
          <table:table-cell office:value-type="float" office:value="2.8283940282335607E-119" table:formula="of:=NORMDIST([.P51];[.$D$61];[.$D$62];FALSE)" table:style-name="ce1">
            <text:p>2,8284E-119</text:p>
          </table:table-cell>
          <table:table-cell table:number-columns-repeated="16367"/>
        </table:table-row>
        <table:table-row table:style-name="ro1">
          <table:table-cell table:number-columns-repeated="12" table:style-name="ce1"/>
          <table:table-cell office:value-type="float" office:value="46" table:formula="of:=[.M51]+1" table:style-name="ce1">
            <text:p>46</text:p>
          </table:table-cell>
          <table:table-cell office:value-type="float" office:value="1.6398861998215324E-2" table:formula="of:=NORMDIST([.M52];[.$D$13];[.$D$14];FALSE)" table:style-name="ce1">
            <text:p>0,016398862</text:p>
          </table:table-cell>
          <table:table-cell table:style-name="ce1"/>
          <table:table-cell office:value-type="float" office:value="44.20000000000006" table:formula="of:=[.P51]+0.1" table:style-name="ce1">
            <text:p>44,2</text:p>
          </table:table-cell>
          <table:table-cell office:value-type="float" office:value="3.0771737268284143E-115" table:formula="of:=NORMDIST([.P52];[.$D$61];[.$D$62];FALSE)" table:style-name="ce1">
            <text:p>3,0772E-115</text:p>
          </table:table-cell>
          <table:table-cell table:number-columns-repeated="16367"/>
        </table:table-row>
        <table:table-row table:style-name="ro1">
          <table:table-cell table:number-columns-repeated="12" table:style-name="ce1"/>
          <table:table-cell office:value-type="float" office:value="47" table:formula="of:=[.M52]+1" table:style-name="ce1">
            <text:p>47</text:p>
          </table:table-cell>
          <table:table-cell office:value-type="float" office:value="1.6488917664791117E-2" table:formula="of:=NORMDIST([.M53];[.$D$13];[.$D$14];FALSE)" table:style-name="ce1">
            <text:p>0,016488918</text:p>
          </table:table-cell>
          <table:table-cell table:style-name="ce1"/>
          <table:table-cell office:value-type="float" office:value="44.300000000000061" table:formula="of:=[.P52]+0.1" table:style-name="ce1">
            <text:p>44,3</text:p>
          </table:table-cell>
          <table:table-cell office:value-type="float" office:value="2.8508002775558975E-111" table:formula="of:=NORMDIST([.P53];[.$D$61];[.$D$62];FALSE)" table:style-name="ce1">
            <text:p>2,8508E-111</text:p>
          </table:table-cell>
          <table:table-cell table:number-columns-repeated="16367"/>
        </table:table-row>
        <table:table-row table:style-name="ro1">
          <table:table-cell table:number-columns-repeated="12" table:style-name="ce1"/>
          <table:table-cell office:value-type="float" office:value="48" table:formula="of:=[.M53]+1" table:style-name="ce1">
            <text:p>48</text:p>
          </table:table-cell>
          <table:table-cell office:value-type="float" office:value="1.6550819482674211E-2" table:formula="of:=NORMDIST([.M54];[.$D$13];[.$D$14];FALSE)" table:style-name="ce1">
            <text:p>0,016550819</text:p>
          </table:table-cell>
          <table:table-cell table:style-name="ce1"/>
          <table:table-cell office:value-type="float" office:value="44.400000000000063" table:formula="of:=[.P53]+0.1" table:style-name="ce1">
            <text:p>44,4</text:p>
          </table:table-cell>
          <table:table-cell office:value-type="float" office:value="2.2489730003934257E-107" table:formula="of:=NORMDIST([.P54];[.$D$61];[.$D$62];FALSE)" table:style-name="ce1">
            <text:p>2,249E-107</text:p>
          </table:table-cell>
          <table:table-cell table:number-columns-repeated="16367"/>
        </table:table-row>
        <table:table-row table:style-name="ro1">
          <table:table-cell table:number-columns-repeated="12" table:style-name="ce1"/>
          <table:table-cell office:value-type="float" office:value="49" table:formula="of:=[.M54]+1" table:style-name="ce1">
            <text:p>49</text:p>
          </table:table-cell>
          <table:table-cell office:value-type="float" office:value="1.6584247430844846E-2" table:formula="of:=NORMDIST([.M55];[.$D$13];[.$D$14];FALSE)" table:style-name="ce1">
            <text:p>0,016584247</text:p>
          </table:table-cell>
          <table:table-cell table:style-name="ce1"/>
          <table:table-cell office:value-type="float" office:value="44.500000000000064" table:formula="of:=[.P54]+0.1" table:style-name="ce1">
            <text:p>44,5</text:p>
          </table:table-cell>
          <table:table-cell office:value-type="float" office:value="1.5107909109216722E-103" table:formula="of:=NORMDIST([.P55];[.$D$61];[.$D$62];FALSE)" table:style-name="ce1">
            <text:p>1,5108E-103</text:p>
          </table:table-cell>
          <table:table-cell table:number-columns-repeated="16367"/>
        </table:table-row>
        <table:table-row table:style-name="ro4">
          <table:table-cell table:number-columns-repeated="12" table:style-name="ce1"/>
          <table:table-cell office:value-type="float" office:value="50" table:formula="of:=[.M55]+1" table:style-name="ce1">
            <text:p>50</text:p>
          </table:table-cell>
          <table:table-cell office:value-type="float" office:value="1.658902836025896E-2" table:formula="of:=NORMDIST([.M56];[.$D$13];[.$D$14];FALSE)" table:style-name="ce1">
            <text:p>0,016589028</text:p>
          </table:table-cell>
          <table:table-cell table:style-name="ce1"/>
          <table:table-cell office:value-type="float" office:value="44.600000000000065" table:formula="of:=[.P55]+0.1" table:style-name="ce1">
            <text:p>44,6</text:p>
          </table:table-cell>
          <table:table-cell office:value-type="float" office:value="8.6422566155729988E-100" table:formula="of:=NORMDIST([.P56];[.$D$61];[.$D$62];FALSE)" table:style-name="ce1">
            <text:p>8,6423E-100</text:p>
          </table:table-cell>
          <table:table-cell table:number-columns-repeated="16367"/>
        </table:table-row>
        <table:table-row table:style-name="ro1">
          <table:table-cell office:value-type="string" table:number-columns-spanned="2" table:number-rows-spanned="1" table:style-name="ce37">
            <text:p>PRODUTTORE B</text:p>
          </table:table-cell>
          <table:covered-table-cell/>
          <table:table-cell table:number-columns-repeated="3" table:style-name="ce1"/>
          <table:table-cell office:value-type="string" table:style-name="ce23">
            <text:p>Num completo dei device del Produttori B</text:p>
          </table:table-cell>
          <table:table-cell table:number-columns-repeated="6" table:style-name="ce1"/>
          <table:table-cell office:value-type="float" office:value="51" table:formula="of:=[.M56]+1" table:style-name="ce1">
            <text:p>51</text:p>
          </table:table-cell>
          <table:table-cell office:value-type="float" office:value="1.6565137487774249E-2" table:formula="of:=NORMDIST([.M57];[.$D$13];[.$D$14];FALSE)" table:style-name="ce1">
            <text:p>0,016565137</text:p>
          </table:table-cell>
          <table:table-cell table:style-name="ce1"/>
          <table:table-cell office:value-type="float" office:value="44.700000000000067" table:formula="of:=[.P56]+0.1" table:style-name="ce1">
            <text:p>44,7</text:p>
          </table:table-cell>
          <table:table-cell office:value-type="float" office:value="4.2097143189786601E-96" table:formula="of:=NORMDIST([.P57];[.$D$61];[.$D$62];FALSE)" table:style-name="ce1">
            <text:p>4,20971E-96</text:p>
          </table:table-cell>
          <table:table-cell table:number-columns-repeated="16367"/>
        </table:table-row>
        <table:table-row table:style-name="ro2">
          <table:table-cell office:value-type="string" table:style-name="ce24">
            <text:p>N. Device<text:s/></text:p>
            <text:p>testati</text:p>
          </table:table-cell>
          <table:table-cell office:value-type="string" table:style-name="ce25">
            <text:p>Vita Batteria<text:s/></text:p>
            <text:p>(Mesi)</text:p>
          </table:table-cell>
          <table:table-cell table:number-columns-repeated="3" table:style-name="ce1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52" table:formula="of:=[.M57]+1" table:style-name="ce1">
            <text:p>52</text:p>
          </table:table-cell>
          <table:table-cell office:value-type="float" office:value="1.6512698610142835E-2" table:formula="of:=NORMDIST([.M58];[.$D$13];[.$D$14];FALSE)" table:style-name="ce1">
            <text:p>0,016512699</text:p>
          </table:table-cell>
          <table:table-cell table:style-name="ce1"/>
          <table:table-cell office:value-type="float" office:value="44.800000000000068" table:formula="of:=[.P57]+0.1" table:style-name="ce1">
            <text:p>44,8</text:p>
          </table:table-cell>
          <table:table-cell office:value-type="float" office:value="1.7461468467490008E-92" table:formula="of:=NORMDIST([.P58];[.$D$61];[.$D$62];FALSE)" table:style-name="ce1">
            <text:p>1,74615E-92</text:p>
          </table:table-cell>
          <table:table-cell table:number-columns-repeated="16367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50" table:style-name="ce9">
            <text:p>50</text:p>
          </table:table-cell>
          <table:table-cell table:number-columns-repeated="3" table:style-name="ce1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53" table:formula="of:=[.M58]+1" table:style-name="ce1">
            <text:p>53</text:p>
          </table:table-cell>
          <table:table-cell office:value-type="float" office:value="1.6431983035485261E-2" table:formula="of:=NORMDIST([.M59];[.$D$13];[.$D$14];FALSE)" table:style-name="ce1">
            <text:p>0,016431983</text:p>
          </table:table-cell>
          <table:table-cell table:style-name="ce1"/>
          <table:table-cell office:value-type="float" office:value="44.90000000000007" table:formula="of:=[.P58]+0.1" table:style-name="ce1">
            <text:p>44,9</text:p>
          </table:table-cell>
          <table:table-cell office:value-type="float" office:value="6.1675343363402725E-89" table:formula="of:=NORMDIST([.P59];[.$D$61];[.$D$62];FALSE)" table:style-name="ce1">
            <text:p>6,16753E-89</text:p>
          </table:table-cell>
          <table:table-cell table:number-columns-repeated="16367"/>
        </table:table-row>
        <table:table-row table:style-name="ro4">
          <table:table-cell office:value-type="float" office:value="1" table:style-name="ce26">
            <text:p>1</text:p>
          </table:table-cell>
          <table:table-cell office:value-type="float" office:value="49" table:style-name="ce15">
            <text:p>49</text:p>
          </table:table-cell>
          <table:table-cell table:number-columns-repeated="3" table:style-name="ce1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54" table:formula="of:=[.M59]+1" table:style-name="ce1">
            <text:p>54</text:p>
          </table:table-cell>
          <table:table-cell office:value-type="float" office:value="1.6323407245150263E-2" table:formula="of:=NORMDIST([.M60];[.$D$13];[.$D$14];FALSE)" table:style-name="ce1">
            <text:p>0,016323407</text:p>
          </table:table-cell>
          <table:table-cell table:style-name="ce1"/>
          <table:table-cell office:value-type="float" office:value="45.000000000000071" table:formula="of:=[.P59]+0.1" table:style-name="ce1">
            <text:p>45</text:p>
          </table:table-cell>
          <table:table-cell office:value-type="float" office:value="1.8550048973952095E-85" table:formula="of:=NORMDIST([.P60];[.$D$61];[.$D$62];FALSE)" table:style-name="ce1">
            <text:p>1,855E-85</text:p>
          </table:table-cell>
          <table:table-cell table:number-columns-repeated="16367"/>
        </table:table-row>
        <table:table-row table:style-name="ro4">
          <table:table-cell office:value-type="string" table:style-name="ce27">
            <text:p>MEDIA</text:p>
          </table:table-cell>
          <table:table-cell office:value-type="float" office:value="49.93333333333333" table:formula="of:=AVERAGE([.F58:.F72])" table:style-name="ce28">
            <text:p>49,93333333</text:p>
          </table:table-cell>
          <table:table-cell office:value-type="string" table:style-name="ce29">
            <text:p>Approssimando</text:p>
          </table:table-cell>
          <table:table-cell office:value-type="float" office:value="49.93333333333333" table:formula="of:=AVERAGE([.F58:.F72])" table:style-name="ce30">
            <text:p>50</text:p>
          </table:table-cell>
          <table:table-cell table:style-name="ce1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55" table:formula="of:=[.M60]+1" table:style-name="ce1">
            <text:p>55</text:p>
          </table:table-cell>
          <table:table-cell office:value-type="float" office:value="1.6187529314154132E-2" table:formula="of:=NORMDIST([.M61];[.$D$13];[.$D$14];FALSE)" table:style-name="ce1">
            <text:p>0,016187529</text:p>
          </table:table-cell>
          <table:table-cell table:style-name="ce1"/>
          <table:table-cell office:value-type="float" office:value="45.100000000000072" table:formula="of:=[.P60]+0.1" table:style-name="ce1">
            <text:p>45,1</text:p>
          </table:table-cell>
          <table:table-cell office:value-type="float" office:value="4.7509582896739064E-82" table:formula="of:=NORMDIST([.P61];[.$D$61];[.$D$62];FALSE)" table:style-name="ce1">
            <text:p>4,75096E-82</text:p>
          </table:table-cell>
          <table:table-cell table:number-columns-repeated="16367"/>
        </table:table-row>
        <table:table-row table:style-name="ro2">
          <table:table-cell office:value-type="string" table:style-name="ce31">
            <text:p>DEVIAZIONE</text:p>
            <text:p>STANDARD</text:p>
          </table:table-cell>
          <table:table-cell office:value-type="float" office:value="0.24944382578492943" table:formula="of:=STDEVP([.F58:.F72])" table:style-name="ce32">
            <text:p>0,249443826</text:p>
          </table:table-cell>
          <table:table-cell office:value-type="string" table:style-name="ce29">
            <text:p>Approssimando</text:p>
          </table:table-cell>
          <table:table-cell office:value-type="float" office:value="0.24944382578492943" table:formula="of:=STDEVP([.F58:.F72])" table:style-name="ce33">
            <text:p>0,25</text:p>
          </table:table-cell>
          <table:table-cell table:style-name="ce1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56" table:formula="of:=[.M61]+1" table:style-name="ce1">
            <text:p>56</text:p>
          </table:table-cell>
          <table:table-cell office:value-type="float" office:value="1.602504413324652E-2" table:formula="of:=NORMDIST([.M62];[.$D$13];[.$D$14];FALSE)" table:style-name="ce1">
            <text:p>0,016025044</text:p>
          </table:table-cell>
          <table:table-cell table:style-name="ce1"/>
          <table:table-cell office:value-type="float" office:value="45.200000000000074" table:formula="of:=[.P61]+0.1" table:style-name="ce1">
            <text:p>45,2</text:p>
          </table:table-cell>
          <table:table-cell office:value-type="float" office:value="1.0361438348385124E-78" table:formula="of:=NORMDIST([.P62];[.$D$61];[.$D$62];FALSE)" table:style-name="ce1">
            <text:p>1,03614E-78</text:p>
          </table:table-cell>
          <table:table-cell table:number-columns-repeated="16367"/>
        </table:table-row>
        <table:table-row table:style-name="ro2">
          <table:table-cell office:value-type="string" table:style-name="ce31">
            <text:p>DISTRIBUZIONE</text:p>
            <text:p>NORMALE</text:p>
          </table:table-cell>
          <table:table-cell office:value-type="float" office:value="1.5432162573368895" table:formula="of:=NORMDIST(50;[.D61];[.D62];FALSE)" table:style-name="ce34">
            <text:p>1,543216257</text:p>
          </table:table-cell>
          <table:table-cell office:value-type="string" table:style-name="ce29">
            <text:p>Approssimando</text:p>
          </table:table-cell>
          <table:table-cell office:value-type="float" office:value="1.5432162573368895" table:formula="of:=NORMDIST(50;[.D61];[.D62];FALSE)" table:style-name="ce35">
            <text:p>1,5</text:p>
          </table:table-cell>
          <table:table-cell table:style-name="ce1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57" table:formula="of:=[.M62]+1" table:style-name="ce1">
            <text:p>57</text:p>
          </table:table-cell>
          <table:table-cell office:value-type="float" office:value="1.5836777489836609E-2" table:formula="of:=NORMDIST([.M63];[.$D$13];[.$D$14];FALSE)" table:style-name="ce1">
            <text:p>0,015836777</text:p>
          </table:table-cell>
          <table:table-cell table:style-name="ce1"/>
          <table:table-cell office:value-type="float" office:value="45.300000000000075" table:formula="of:=[.P62]+0.1" table:style-name="ce1">
            <text:p>45,3</text:p>
          </table:table-cell>
          <table:table-cell office:value-type="float" office:value="1.9242502401240414E-75" table:formula="of:=NORMDIST([.P63];[.$D$61];[.$D$62];FALSE)" table:style-name="ce1">
            <text:p>1,92425E-75</text:p>
          </table:table-cell>
          <table:table-cell table:number-columns-repeated="16367"/>
        </table:table-row>
        <table:table-row table:style-name="ro1">
          <table:table-cell table:number-columns-repeated="5" table:style-name="ce1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58" table:formula="of:=[.M63]+1" table:style-name="ce1">
            <text:p>58</text:p>
          </table:table-cell>
          <table:table-cell office:value-type="float" office:value="1.5623679078320437E-2" table:formula="of:=NORMDIST([.M64];[.$D$13];[.$D$14];FALSE)" table:style-name="ce1">
            <text:p>0,015623679</text:p>
          </table:table-cell>
          <table:table-cell table:style-name="ce1"/>
          <table:table-cell office:value-type="float" office:value="45.400000000000077" table:formula="of:=[.P63]+0.1" table:style-name="ce1">
            <text:p>45,4</text:p>
          </table:table-cell>
          <table:table-cell office:value-type="float" office:value="3.0430264282504034E-72" table:formula="of:=NORMDIST([.P64];[.$D$61];[.$D$62];FALSE)" table:style-name="ce1">
            <text:p>3,04303E-72</text:p>
          </table:table-cell>
          <table:table-cell table:number-columns-repeated="16367"/>
        </table:table-row>
        <table:table-row table:style-name="ro1">
          <table:table-cell table:style-name="ce1">
            <draw:frame draw:z-index="2" draw:id="id1" draw:style-name="a1" draw:name="Chart 17" svg:x="0in" svg:y="0.14496in" svg:width="7.94035in" svg:height="6.2609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4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59" table:formula="of:=[.M64]+1" table:style-name="ce1">
            <text:p>59</text:p>
          </table:table-cell>
          <table:table-cell office:value-type="float" office:value="1.5386814522576332E-2" table:formula="of:=NORMDIST([.M65];[.$D$13];[.$D$14];FALSE)" table:style-name="ce1">
            <text:p>0,015386815</text:p>
          </table:table-cell>
          <table:table-cell table:style-name="ce1"/>
          <table:table-cell office:value-type="float" office:value="45.500000000000078" table:formula="of:=[.P64]+0.1" table:style-name="ce1">
            <text:p>45,5</text:p>
          </table:table-cell>
          <table:table-cell office:value-type="float" office:value="4.0978171098010343E-69" table:formula="of:=NORMDIST([.P65];[.$D$61];[.$D$62];FALSE)" table:style-name="ce1">
            <text:p>4,09782E-69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60" table:formula="of:=[.M65]+1" table:style-name="ce1">
            <text:p>60</text:p>
          </table:table-cell>
          <table:table-cell office:value-type="float" office:value="1.5127356504362744E-2" table:formula="of:=NORMDIST([.M66];[.$D$13];[.$D$14];FALSE)" table:style-name="ce1">
            <text:p>0,015127357</text:p>
          </table:table-cell>
          <table:table-cell table:style-name="ce1"/>
          <table:table-cell office:value-type="float" office:value="45.60000000000008" table:formula="of:=[.P65]+0.1" table:style-name="ce1">
            <text:p>45,6</text:p>
          </table:table-cell>
          <table:table-cell office:value-type="float" office:value="4.698963713169297E-66" table:formula="of:=NORMDIST([.P66];[.$D$61];[.$D$62];FALSE)" table:style-name="ce1">
            <text:p>4,69896E-66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61" table:formula="of:=[.M66]+1" table:style-name="ce1">
            <text:p>61</text:p>
          </table:table-cell>
          <table:table-cell office:value-type="float" office:value="1.4846575100905073E-2" table:formula="of:=NORMDIST([.M67];[.$D$13];[.$D$14];FALSE)" table:style-name="ce1">
            <text:p>0,014846575</text:p>
          </table:table-cell>
          <table:table-cell table:style-name="ce1"/>
          <table:table-cell office:value-type="float" office:value="45.700000000000081" table:formula="of:=[.P66]+0.1" table:style-name="ce1">
            <text:p>45,7</text:p>
          </table:table-cell>
          <table:table-cell office:value-type="float" office:value="4.5883261772160009E-63" table:formula="of:=NORMDIST([.P67];[.$D$61];[.$D$62];FALSE)" table:style-name="ce1">
            <text:p>4,58833E-63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62" table:formula="of:=[.M67]+1" table:style-name="ce1">
            <text:p>62</text:p>
          </table:table-cell>
          <table:table-cell office:value-type="float" office:value="1.4545827442966302E-2" table:formula="of:=NORMDIST([.M68];[.$D$13];[.$D$14];FALSE)" table:style-name="ce1">
            <text:p>0,014545827</text:p>
          </table:table-cell>
          <table:table-cell table:style-name="ce1"/>
          <table:table-cell office:value-type="float" office:value="45.800000000000082" table:formula="of:=[.P67]+0.1" table:style-name="ce1">
            <text:p>45,8</text:p>
          </table:table-cell>
          <table:table-cell office:value-type="float" office:value="3.8151283093349852E-60" table:formula="of:=NORMDIST([.P68];[.$D$61];[.$D$62];FALSE)" table:style-name="ce1">
            <text:p>3,81513E-6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63" table:formula="of:=[.M68]+1" table:style-name="ce1">
            <text:p>63</text:p>
          </table:table-cell>
          <table:table-cell office:value-type="float" office:value="1.4226546811058558E-2" table:formula="of:=NORMDIST([.M69];[.$D$13];[.$D$14];FALSE)" table:style-name="ce1">
            <text:p>0,014226547</text:p>
          </table:table-cell>
          <table:table-cell table:style-name="ce1"/>
          <table:table-cell office:value-type="float" office:value="45.900000000000084" table:formula="of:=[.P68]+0.1" table:style-name="ce1">
            <text:p>45,9</text:p>
          </table:table-cell>
          <table:table-cell office:value-type="float" office:value="2.7012618563604394E-57" table:formula="of:=NORMDIST([.P69];[.$D$61];[.$D$62];FALSE)" table:style-name="ce1">
            <text:p>2,70126E-57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64" table:formula="of:=[.M69]+1" table:style-name="ce1">
            <text:p>64</text:p>
          </table:table-cell>
          <table:table-cell office:value-type="float" office:value="1.3890231292097968E-2" table:formula="of:=NORMDIST([.M70];[.$D$13];[.$D$14];FALSE)" table:style-name="ce1">
            <text:p>0,013890231</text:p>
          </table:table-cell>
          <table:table-cell table:style-name="ce1"/>
          <table:table-cell office:value-type="float" office:value="46.000000000000085" table:formula="of:=[.P69]+0.1" table:style-name="ce1">
            <text:p>46</text:p>
          </table:table-cell>
          <table:table-cell office:value-type="float" office:value="1.6286467468563315E-54" table:formula="of:=NORMDIST([.P70];[.$D$61];[.$D$62];FALSE)" table:style-name="ce1">
            <text:p>1,62865E-54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50" table:style-name="ce6">
            <text:p>50</text:p>
          </table:table-cell>
          <table:table-cell table:number-columns-repeated="6" table:style-name="ce1"/>
          <table:table-cell office:value-type="float" office:value="65" table:formula="of:=[.M70]+1" table:style-name="ce1">
            <text:p>65</text:p>
          </table:table-cell>
          <table:table-cell office:value-type="float" office:value="1.3538432121691805E-2" table:formula="of:=NORMDIST([.M71];[.$D$13];[.$D$14];FALSE)" table:style-name="ce1">
            <text:p>0,013538432</text:p>
          </table:table-cell>
          <table:table-cell table:style-name="ce1"/>
          <table:table-cell office:value-type="float" office:value="46.100000000000087" table:formula="of:=[.P70]+0.1" table:style-name="ce1">
            <text:p>46,1</text:p>
          </table:table-cell>
          <table:table-cell office:value-type="float" office:value="8.3616075219693968E-52" table:formula="of:=NORMDIST([.P71];[.$D$61];[.$D$62];FALSE)" table:style-name="ce1">
            <text:p>8,36161E-52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49" table:style-name="ce6">
            <text:p>49</text:p>
          </table:table-cell>
          <table:table-cell table:number-columns-repeated="6" table:style-name="ce1"/>
          <table:table-cell office:value-type="float" office:value="66" table:formula="of:=[.M71]+1" table:style-name="ce1">
            <text:p>66</text:p>
          </table:table-cell>
          <table:table-cell office:value-type="float" office:value="1.3172741838365046E-2" table:formula="of:=NORMDIST([.M72];[.$D$13];[.$D$14];FALSE)" table:style-name="ce1">
            <text:p>0,013172742</text:p>
          </table:table-cell>
          <table:table-cell table:style-name="ce1"/>
          <table:table-cell office:value-type="float" office:value="46.200000000000088" table:formula="of:=[.P71]+0.1" table:style-name="ce1">
            <text:p>46,2</text:p>
          </table:table-cell>
          <table:table-cell office:value-type="float" office:value="3.6555719301727795E-49" table:formula="of:=NORMDIST([.P72];[.$D$61];[.$D$62];FALSE)" table:style-name="ce1">
            <text:p>3,65557E-49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67" table:formula="of:=[.M72]+1" table:style-name="ce1">
            <text:p>67</text:p>
          </table:table-cell>
          <table:table-cell office:value-type="float" office:value="1.279478237540276E-2" table:formula="of:=NORMDIST([.M73];[.$D$13];[.$D$14];FALSE)" table:style-name="ce1">
            <text:p>0,012794782</text:p>
          </table:table-cell>
          <table:table-cell table:style-name="ce1"/>
          <table:table-cell office:value-type="float" office:value="46.30000000000009" table:formula="of:=[.P72]+0.1" table:style-name="ce1">
            <text:p>46,3</text:p>
          </table:table-cell>
          <table:table-cell office:value-type="float" office:value="1.3608916881655485E-46" table:formula="of:=NORMDIST([.P73];[.$D$61];[.$D$62];FALSE)" table:style-name="ce1">
            <text:p>1,36089E-46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68" table:formula="of:=[.M73]+1" table:style-name="ce1">
            <text:p>68</text:p>
          </table:table-cell>
          <table:table-cell office:value-type="float" office:value="1.2406193213655313E-2" table:formula="of:=NORMDIST([.M74];[.$D$13];[.$D$14];FALSE)" table:style-name="ce1">
            <text:p>0,012406193</text:p>
          </table:table-cell>
          <table:table-cell table:style-name="ce1"/>
          <table:table-cell office:value-type="float" office:value="46.400000000000091" table:formula="of:=[.P73]+0.1" table:style-name="ce1">
            <text:p>46,4</text:p>
          </table:table-cell>
          <table:table-cell office:value-type="float" office:value="4.3141422583839211E-44" table:formula="of:=NORMDIST([.P74];[.$D$61];[.$D$62];FALSE)" table:style-name="ce1">
            <text:p>4,31414E-44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69" table:formula="of:=[.M74]+1" table:style-name="ce1">
            <text:p>69</text:p>
          </table:table-cell>
          <table:table-cell office:value-type="float" office:value="1.2008619714701711E-2" table:formula="of:=NORMDIST([.M75];[.$D$13];[.$D$14];FALSE)" table:style-name="ce1">
            <text:p>0,01200862</text:p>
          </table:table-cell>
          <table:table-cell table:style-name="ce1"/>
          <table:table-cell office:value-type="float" office:value="46.500000000000092" table:formula="of:=[.P74]+0.1" table:style-name="ce1">
            <text:p>46,5</text:p>
          </table:table-cell>
          <table:table-cell office:value-type="float" office:value="1.1645765332155614E-41" table:formula="of:=NORMDIST([.P75];[.$D$61];[.$D$62];FALSE)" table:style-name="ce1">
            <text:p>1,16458E-4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70" table:formula="of:=[.M75]+1" table:style-name="ce1">
            <text:p>70</text:p>
          </table:table-cell>
          <table:table-cell office:value-type="float" office:value="1.1603701748296084E-2" table:formula="of:=NORMDIST([.M76];[.$D$13];[.$D$14];FALSE)" table:style-name="ce1">
            <text:p>0,011603702</text:p>
          </table:table-cell>
          <table:table-cell table:style-name="ce1"/>
          <table:table-cell office:value-type="float" office:value="46.600000000000094" table:formula="of:=[.P75]+0.1" table:style-name="ce1">
            <text:p>46,6</text:p>
          </table:table-cell>
          <table:table-cell office:value-type="float" office:value="2.6769747817358182E-39" table:formula="of:=NORMDIST([.P76];[.$D$61];[.$D$62];FALSE)" table:style-name="ce1">
            <text:p>2,67697E-39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71" table:formula="of:=[.M76]+1" table:style-name="ce1">
            <text:p>71</text:p>
          </table:table-cell>
          <table:table-cell office:value-type="float" office:value="1.1193062721159044E-2" table:formula="of:=NORMDIST([.M77];[.$D$13];[.$D$14];FALSE)" table:style-name="ce1">
            <text:p>0,011193063</text:p>
          </table:table-cell>
          <table:table-cell table:style-name="ce1"/>
          <table:table-cell office:value-type="float" office:value="46.700000000000095" table:formula="of:=[.P76]+0.1" table:style-name="ce1">
            <text:p>46,7</text:p>
          </table:table-cell>
          <table:table-cell office:value-type="float" office:value="5.2399024012620716E-37" table:formula="of:=NORMDIST([.P77];[.$D$61];[.$D$62];FALSE)" table:style-name="ce1">
            <text:p>5,2399E-37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72" table:formula="of:=[.M77]+1" table:style-name="ce1">
            <text:p>72</text:p>
          </table:table-cell>
          <table:table-cell office:value-type="float" office:value="1.0778299106065333E-2" table:formula="of:=NORMDIST([.M78];[.$D$13];[.$D$14];FALSE)" table:style-name="ce1">
            <text:p>0,010778299</text:p>
          </table:table-cell>
          <table:table-cell table:style-name="ce1"/>
          <table:table-cell office:value-type="float" office:value="46.800000000000097" table:formula="of:=[.P77]+0.1" table:style-name="ce1">
            <text:p>46,8</text:p>
          </table:table-cell>
          <table:table-cell office:value-type="float" office:value="8.7338310857767105E-35" table:formula="of:=NORMDIST([.P78];[.$D$61];[.$D$62];FALSE)" table:style-name="ce1">
            <text:p>8,73383E-35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73" table:formula="of:=[.M78]+1" table:style-name="ce1">
            <text:p>73</text:p>
          </table:table-cell>
          <table:table-cell office:value-type="float" office:value="1.0360970560984895E-2" table:formula="of:=NORMDIST([.M79];[.$D$13];[.$D$14];FALSE)" table:style-name="ce1">
            <text:p>0,010360971</text:p>
          </table:table-cell>
          <table:table-cell table:style-name="ce1"/>
          <table:table-cell office:value-type="float" office:value="46.900000000000098" table:formula="of:=[.P78]+0.1" table:style-name="ce1">
            <text:p>46,9</text:p>
          </table:table-cell>
          <table:table-cell office:value-type="float" office:value="1.239621360937619E-32" table:formula="of:=NORMDIST([.P79];[.$D$61];[.$D$62];FALSE)" table:style-name="ce1">
            <text:p>1,23962E-32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office:value-type="float" office:value="74" table:formula="of:=[.M79]+1" table:style-name="ce1">
            <text:p>74</text:p>
          </table:table-cell>
          <table:table-cell office:value-type="float" office:value="9.9425907179320656E-3" table:formula="of:=NORMDIST([.M80];[.$D$13];[.$D$14];FALSE)" table:style-name="ce1">
            <text:p>0,009942591</text:p>
          </table:table-cell>
          <table:table-cell table:style-name="ce1"/>
          <table:table-cell office:value-type="float" office:value="47.000000000000099" table:formula="of:=[.P79]+0.1" table:style-name="ce1">
            <text:p>47</text:p>
          </table:table-cell>
          <table:table-cell office:value-type="float" office:value="1.4982213682708434E-30" table:formula="of:=NORMDIST([.P80];[.$D$61];[.$D$62];FALSE)" table:style-name="ce1">
            <text:p>1,49822E-30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75" table:formula="of:=[.M80]+1" table:style-name="ce1">
            <text:p>75</text:p>
          </table:table-cell>
          <table:table-cell office:value-type="float" office:value="9.5246187103523085E-3" table:formula="of:=NORMDIST([.M81];[.$D$13];[.$D$14];FALSE)" table:style-name="ce1">
            <text:p>0,009524619</text:p>
          </table:table-cell>
          <table:table-cell table:style-name="ce1"/>
          <table:table-cell office:value-type="float" office:value="47.100000000000101" table:formula="of:=[.P80]+0.1" table:style-name="ce1">
            <text:p>47,1</text:p>
          </table:table-cell>
          <table:table-cell office:value-type="float" office:value="1.5419333259138774E-28" table:formula="of:=NORMDIST([.P81];[.$D$61];[.$D$62];FALSE)" table:style-name="ce1">
            <text:p>1,54193E-28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76" table:formula="of:=[.M81]+1" table:style-name="ce1">
            <text:p>76</text:p>
          </table:table-cell>
          <table:table-cell office:value-type="float" office:value="9.1084514965192147E-3" table:formula="of:=NORMDIST([.M82];[.$D$13];[.$D$14];FALSE)" table:style-name="ce1">
            <text:p>0,009108451</text:p>
          </table:table-cell>
          <table:table-cell table:style-name="ce1"/>
          <table:table-cell office:value-type="float" office:value="47.200000000000102" table:formula="of:=[.P81]+0.1" table:style-name="ce1">
            <text:p>47,2</text:p>
          </table:table-cell>
          <table:table-cell office:value-type="float" office:value="1.3513189766601478E-26" table:formula="of:=NORMDIST([.P82];[.$D$61];[.$D$62];FALSE)" table:style-name="ce1">
            <text:p>1,35132E-26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77" table:formula="of:=[.M82]+1" table:style-name="ce1">
            <text:p>77</text:p>
          </table:table-cell>
          <table:table-cell office:value-type="float" office:value="8.6954170247191195E-3" table:formula="of:=NORMDIST([.M83];[.$D$13];[.$D$14];FALSE)" table:style-name="ce1">
            <text:p>0,008695417</text:p>
          </table:table-cell>
          <table:table-cell table:style-name="ce1"/>
          <table:table-cell office:value-type="float" office:value="47.300000000000104" table:formula="of:=[.P82]+0.1" table:style-name="ce1">
            <text:p>47,3</text:p>
          </table:table-cell>
          <table:table-cell office:value-type="float" office:value="1.0084464206504559E-24" table:formula="of:=NORMDIST([.P83];[.$D$61];[.$D$62];FALSE)" table:style-name="ce1">
            <text:p>1,00845E-24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78" table:formula="of:=[.M83]+1" table:style-name="ce1">
            <text:p>78</text:p>
          </table:table-cell>
          <table:table-cell office:value-type="float" office:value="8.2867682741580989E-3" table:formula="of:=NORMDIST([.M84];[.$D$13];[.$D$14];FALSE)" table:style-name="ce1">
            <text:p>0,008286768</text:p>
          </table:table-cell>
          <table:table-cell table:style-name="ce1"/>
          <table:table-cell office:value-type="float" office:value="47.400000000000105" table:formula="of:=[.P83]+0.1" table:style-name="ce1">
            <text:p>47,4</text:p>
          </table:table-cell>
          <table:table-cell office:value-type="float" office:value="6.4084124370399014E-23" table:formula="of:=NORMDIST([.P84];[.$D$61];[.$D$62];FALSE)" table:style-name="ce1">
            <text:p>6,40841E-23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79" table:formula="of:=[.M84]+1" table:style-name="ce1">
            <text:p>79</text:p>
          </table:table-cell>
          <table:table-cell office:value-type="float" office:value="7.8836781937223991E-3" table:formula="of:=NORMDIST([.M85];[.$D$13];[.$D$14];FALSE)" table:style-name="ce1">
            <text:p>0,007883678</text:p>
          </table:table-cell>
          <table:table-cell table:style-name="ce1"/>
          <table:table-cell office:value-type="float" office:value="47.500000000000107" table:formula="of:=[.P84]+0.1" table:style-name="ce1">
            <text:p>47,5</text:p>
          </table:table-cell>
          <table:table-cell office:value-type="float" office:value="3.4677737349253905E-21" table:formula="of:=NORMDIST([.P85];[.$D$61];[.$D$62];FALSE)" table:style-name="ce1">
            <text:p>3,46777E-21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80" table:formula="of:=[.M85]+1" table:style-name="ce1">
            <text:p>80</text:p>
          </table:table-cell>
          <table:table-cell office:value-type="float" office:value="7.4872355491360483E-3" table:formula="of:=NORMDIST([.M86];[.$D$13];[.$D$14];FALSE)" table:style-name="ce1">
            <text:p>0,007487236</text:p>
          </table:table-cell>
          <table:table-cell table:style-name="ce1"/>
          <table:table-cell office:value-type="float" office:value="47.600000000000108" table:formula="of:=[.P85]+0.1" table:style-name="ce1">
            <text:p>47,6</text:p>
          </table:table-cell>
          <table:table-cell office:value-type="float" office:value="1.5979151846246395E-19" table:formula="of:=NORMDIST([.P86];[.$D$61];[.$D$62];FALSE)" table:style-name="ce1">
            <text:p>1,59792E-19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81" table:formula="of:=[.M86]+1" table:style-name="ce1">
            <text:p>81</text:p>
          </table:table-cell>
          <table:table-cell office:value-type="float" office:value="7.0984416778546626E-3" table:formula="of:=NORMDIST([.M87];[.$D$13];[.$D$14];FALSE)" table:style-name="ce1">
            <text:p>0,007098442</text:p>
          </table:table-cell>
          <table:table-cell table:style-name="ce1"/>
          <table:table-cell office:value-type="float" office:value="47.700000000000109" table:formula="of:=[.P86]+0.1" table:style-name="ce1">
            <text:p>47,7</text:p>
          </table:table-cell>
          <table:table-cell office:value-type="float" office:value="6.2698819964802201E-18" table:formula="of:=NORMDIST([.P87];[.$D$61];[.$D$62];FALSE)" table:style-name="ce1">
            <text:p>6,26988E-18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82" table:formula="of:=[.M87]+1" table:style-name="ce1">
            <text:p>82</text:p>
          </table:table-cell>
          <table:table-cell office:value-type="float" office:value="6.7182081403648159E-3" table:formula="of:=NORMDIST([.M88];[.$D$13];[.$D$14];FALSE)" table:style-name="ce1">
            <text:p>0,006718208</text:p>
          </table:table-cell>
          <table:table-cell table:style-name="ce1"/>
          <table:table-cell office:value-type="float" office:value="47.800000000000111" table:formula="of:=[.P87]+0.1" table:style-name="ce1">
            <text:p>47,8</text:p>
          </table:table-cell>
          <table:table-cell office:value-type="float" office:value="2.0949211586639352E-16" table:formula="of:=NORMDIST([.P88];[.$D$61];[.$D$62];FALSE)" table:style-name="ce1">
            <text:p>2,09492E-16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83" table:formula="of:=[.M88]+1" table:style-name="ce1">
            <text:p>83</text:p>
          </table:table-cell>
          <table:table-cell office:value-type="float" office:value="6.3473552465594177E-3" table:formula="of:=NORMDIST([.M89];[.$D$13];[.$D$14];FALSE)" table:style-name="ce1">
            <text:p>0,006347355</text:p>
          </table:table-cell>
          <table:table-cell table:style-name="ce1"/>
          <table:table-cell office:value-type="float" office:value="47.900000000000112" table:formula="of:=[.P88]+0.1" table:style-name="ce1">
            <text:p>47,9</text:p>
          </table:table-cell>
          <table:table-cell office:value-type="float" office:value="5.9604448186268971E-15" table:formula="of:=NORMDIST([.P89];[.$D$61];[.$D$62];FALSE)" table:style-name="ce1">
            <text:p>5,96044E-15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84" table:formula="of:=[.M89]+1" table:style-name="ce1">
            <text:p>84</text:p>
          </table:table-cell>
          <table:table-cell office:value-type="float" office:value="5.9866114266500133E-3" table:formula="of:=NORMDIST([.M90];[.$D$13];[.$D$14];FALSE)" table:style-name="ce1">
            <text:p>0,005986611</text:p>
          </table:table-cell>
          <table:table-cell table:style-name="ce1"/>
          <table:table-cell office:value-type="float" office:value="48.000000000000114" table:formula="of:=[.P89]+0.1" table:style-name="ce1">
            <text:p>48</text:p>
          </table:table-cell>
          <table:table-cell office:value-type="float" office:value="1.444083589559585E-13" table:formula="of:=NORMDIST([.P90];[.$D$61];[.$D$62];FALSE)" table:style-name="ce1">
            <text:p>1,44408E-13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85" table:formula="of:=[.M90]+1" table:style-name="ce1">
            <text:p>85</text:p>
          </table:table-cell>
          <table:table-cell office:value-type="float" office:value="5.6366134077554036E-3" table:formula="of:=NORMDIST([.M91];[.$D$13];[.$D$14];FALSE)" table:style-name="ce1">
            <text:p>0,005636613</text:p>
          </table:table-cell>
          <table:table-cell table:style-name="ce1"/>
          <table:table-cell office:value-type="float" office:value="48.100000000000115" table:formula="of:=[.P90]+0.1" table:style-name="ce1">
            <text:p>48,1</text:p>
          </table:table-cell>
          <table:table-cell office:value-type="float" office:value="2.9792617877375658E-12" table:formula="of:=NORMDIST([.P91];[.$D$61];[.$D$62];FALSE)" table:style-name="ce1">
            <text:p>2,97926E-12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86" table:formula="of:=[.M91]+1" table:style-name="ce1">
            <text:p>86</text:p>
          </table:table-cell>
          <table:table-cell office:value-type="float" office:value="5.2979071499515999E-3" table:formula="of:=NORMDIST([.M92];[.$D$13];[.$D$14];FALSE)" table:style-name="ce1">
            <text:p>0,005297907</text:p>
          </table:table-cell>
          <table:table-cell table:style-name="ce1"/>
          <table:table-cell office:value-type="float" office:value="48.200000000000117" table:formula="of:=[.P91]+0.1" table:style-name="ce1">
            <text:p>48,2</text:p>
          </table:table-cell>
          <table:table-cell office:value-type="float" office:value="5.2339271383210815E-11" table:formula="of:=NORMDIST([.P92];[.$D$61];[.$D$62];FALSE)" table:style-name="ce1">
            <text:p>5,23393E-11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87" table:formula="of:=[.M92]+1" table:style-name="ce1">
            <text:p>87</text:p>
          </table:table-cell>
          <table:table-cell office:value-type="float" office:value="4.9709494892394238E-3" table:formula="of:=NORMDIST([.M93];[.$D$13];[.$D$14];FALSE)" table:style-name="ce1">
            <text:p>0,004970949</text:p>
          </table:table-cell>
          <table:table-cell table:style-name="ce1"/>
          <table:table-cell office:value-type="float" office:value="48.300000000000118" table:formula="of:=[.P92]+0.1" table:style-name="ce1">
            <text:p>48,3</text:p>
          </table:table-cell>
          <table:table-cell office:value-type="float" office:value="7.8297762455286048E-10" table:formula="of:=NORMDIST([.P93];[.$D$61];[.$D$62];FALSE)" table:style-name="ce1">
            <text:p>7,82978E-10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88" table:formula="of:=[.M93]+1" table:style-name="ce1">
            <text:p>88</text:p>
          </table:table-cell>
          <table:table-cell office:value-type="float" office:value="4.6561104296209731E-3" table:formula="of:=NORMDIST([.M94];[.$D$13];[.$D$14];FALSE)" table:style-name="ce1">
            <text:p>0,00465611</text:p>
          </table:table-cell>
          <table:table-cell table:style-name="ce1"/>
          <table:table-cell office:value-type="float" office:value="48.400000000000119" table:formula="of:=[.P93]+0.1" table:style-name="ce1">
            <text:p>48,4</text:p>
          </table:table-cell>
          <table:table-cell office:value-type="float" office:value="9.9740996413388896E-9" table:formula="of:=NORMDIST([.P94];[.$D$61];[.$D$62];FALSE)" table:style-name="ce1">
            <text:p>9,9741E-09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89" table:formula="of:=[.M94]+1" table:style-name="ce1">
            <text:p>89</text:p>
          </table:table-cell>
          <table:table-cell office:value-type="float" office:value="4.3536760222928845E-3" table:formula="of:=NORMDIST([.M95];[.$D$13];[.$D$14];FALSE)" table:style-name="ce1">
            <text:p>0,004353676</text:p>
          </table:table-cell>
          <table:table-cell table:style-name="ce1"/>
          <table:table-cell office:value-type="float" office:value="48.500000000000121" table:formula="of:=[.P94]+0.1" table:style-name="ce1">
            <text:p>48,5</text:p>
          </table:table-cell>
          <table:table-cell office:value-type="float" office:value="1.0819338941979596E-7" table:formula="of:=NORMDIST([.P95];[.$D$61];[.$D$62];FALSE)" table:style-name="ce1">
            <text:p>1,08193E-07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90" table:formula="of:=[.M95]+1" table:style-name="ce1">
            <text:p>90</text:p>
          </table:table-cell>
          <table:table-cell office:value-type="float" office:value="4.0638517668618547E-3" table:formula="of:=NORMDIST([.M96];[.$D$13];[.$D$14];FALSE)" table:style-name="ce1">
            <text:p>0,004063852</text:p>
          </table:table-cell>
          <table:table-cell table:style-name="ce1"/>
          <table:table-cell office:value-type="float" office:value="48.600000000000122" table:formula="of:=[.P95]+0.1" table:style-name="ce1">
            <text:p>48,6</text:p>
          </table:table-cell>
          <table:table-cell office:value-type="float" office:value="9.9937946795228406E-7" table:formula="of:=NORMDIST([.P96];[.$D$61];[.$D$62];FALSE)" table:style-name="ce1">
            <text:p>9,99379E-07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91" table:formula="of:=[.M96]+1" table:style-name="ce1">
            <text:p>91</text:p>
          </table:table-cell>
          <table:table-cell office:value-type="float" office:value="3.7867664674469939E-3" table:formula="of:=NORMDIST([.M97];[.$D$13];[.$D$14];FALSE)" table:style-name="ce1">
            <text:p>0,003786766</text:p>
          </table:table-cell>
          <table:table-cell table:style-name="ce1"/>
          <table:table-cell office:value-type="float" office:value="48.700000000000124" table:formula="of:=[.P96]+0.1" table:style-name="ce1">
            <text:p>48,7</text:p>
          </table:table-cell>
          <table:table-cell office:value-type="float" office:value="7.8607284113142295E-6" table:formula="of:=NORMDIST([.P97];[.$D$61];[.$D$62];FALSE)" table:style-name="ce1">
            <text:p>7,86073E-06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92" table:formula="of:=[.M97]+1" table:style-name="ce1">
            <text:p>92</text:p>
          </table:table-cell>
          <table:table-cell office:value-type="float" office:value="3.5224764755188444E-3" table:formula="of:=NORMDIST([.M98];[.$D$13];[.$D$14];FALSE)" table:style-name="ce1">
            <text:p>0,003522476</text:p>
          </table:table-cell>
          <table:table-cell table:style-name="ce1"/>
          <table:table-cell office:value-type="float" office:value="48.800000000000125" table:formula="of:=[.P97]+0.1" table:style-name="ce1">
            <text:p>48,8</text:p>
          </table:table-cell>
          <table:table-cell office:value-type="float" office:value="5.2649934242716382E-5" table:formula="of:=NORMDIST([.P98];[.$D$61];[.$D$62];FALSE)" table:style-name="ce1">
            <text:p>5,26499E-05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93" table:formula="of:=[.M98]+1" table:style-name="ce1">
            <text:p>93</text:p>
          </table:table-cell>
          <table:table-cell office:value-type="float" office:value="3.2709702512856952E-3" table:formula="of:=NORMDIST([.M99];[.$D$13];[.$D$14];FALSE)" table:style-name="ce1">
            <text:p>0,00327097</text:p>
          </table:table-cell>
          <table:table-cell table:style-name="ce1"/>
          <table:table-cell office:value-type="float" office:value="48.900000000000126" table:formula="of:=[.P98]+0.1" table:style-name="ce1">
            <text:p>48,9</text:p>
          </table:table-cell>
          <table:table-cell office:value-type="float" office:value="3.0028631960755627E-4" table:formula="of:=NORMDIST([.P99];[.$D$61];[.$D$62];FALSE)" table:style-name="ce1">
            <text:p>0,000300286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94" table:formula="of:=[.M99]+1" table:style-name="ce1">
            <text:p>94</text:p>
          </table:table-cell>
          <table:table-cell office:value-type="float" office:value="3.0321731763106961E-3" table:formula="of:=NORMDIST([.M100];[.$D$13];[.$D$14];FALSE)" table:style-name="ce1">
            <text:p>0,003032173</text:p>
          </table:table-cell>
          <table:table-cell table:style-name="ce1"/>
          <table:table-cell office:value-type="float" office:value="49.000000000000128" table:formula="of:=[.P99]+0.1" table:style-name="ce1">
            <text:p>49</text:p>
          </table:table-cell>
          <table:table-cell office:value-type="float" office:value="1.4583975756915872E-3" table:formula="of:=NORMDIST([.P100];[.$D$61];[.$D$62];FALSE)" table:style-name="ce1">
            <text:p>0,001458398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95" table:formula="of:=[.M100]+1" table:style-name="ce1">
            <text:p>95</text:p>
          </table:table-cell>
          <table:table-cell office:value-type="float" office:value="2.8059525517538254E-3" table:formula="of:=NORMDIST([.M101];[.$D$13];[.$D$14];FALSE)" table:style-name="ce1">
            <text:p>0,002805953</text:p>
          </table:table-cell>
          <table:table-cell table:style-name="ce1"/>
          <table:table-cell office:value-type="float" office:value="49.100000000000129" table:formula="of:=[.P100]+0.1" table:style-name="ce1">
            <text:p>49,1</text:p>
          </table:table-cell>
          <table:table-cell office:value-type="float" office:value="6.0314119600034062E-3" table:formula="of:=NORMDIST([.P101];[.$D$61];[.$D$62];FALSE)" table:style-name="ce1">
            <text:p>0,006031412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96" table:formula="of:=[.M101]+1" table:style-name="ce1">
            <text:p>96</text:p>
          </table:table-cell>
          <table:table-cell office:value-type="float" office:value="2.5921227190974778E-3" table:formula="of:=NORMDIST([.M102];[.$D$13];[.$D$14];FALSE)" table:style-name="ce1">
            <text:p>0,002592123</text:p>
          </table:table-cell>
          <table:table-cell table:style-name="ce1"/>
          <table:table-cell office:value-type="float" office:value="49.200000000000131" table:formula="of:=[.P101]+0.1" table:style-name="ce1">
            <text:p>49,2</text:p>
          </table:table-cell>
          <table:table-cell office:value-type="float" office:value="2.1240499448994817E-2" table:formula="of:=NORMDIST([.P102];[.$D$61];[.$D$62];FALSE)" table:style-name="ce1">
            <text:p>0,021240499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97" table:formula="of:=[.M102]+1" table:style-name="ce1">
            <text:p>97</text:p>
          </table:table-cell>
          <table:table-cell office:value-type="float" office:value="2.3904502433435108E-3" table:formula="of:=NORMDIST([.M103];[.$D$13];[.$D$14];FALSE)" table:style-name="ce1">
            <text:p>0,00239045</text:p>
          </table:table-cell>
          <table:table-cell table:style-name="ce1"/>
          <table:table-cell office:value-type="float" office:value="49.300000000000132" table:formula="of:=[.P102]+0.1" table:style-name="ce1">
            <text:p>49,3</text:p>
          </table:table-cell>
          <table:table-cell office:value-type="float" office:value="6.3696142048682999E-2" table:formula="of:=NORMDIST([.P103];[.$D$61];[.$D$62];FALSE)" table:style-name="ce1">
            <text:p>0,063696142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98" table:formula="of:=[.M103]+1" table:style-name="ce1">
            <text:p>98</text:p>
          </table:table-cell>
          <table:table-cell office:value-type="float" office:value="2.2006591023680465E-3" table:formula="of:=NORMDIST([.M104];[.$D$13];[.$D$14];FALSE)" table:style-name="ce1">
            <text:p>0,002200659</text:p>
          </table:table-cell>
          <table:table-cell table:style-name="ce1"/>
          <table:table-cell office:value-type="float" office:value="49.400000000000134" table:formula="of:=[.P103]+0.1" table:style-name="ce1">
            <text:p>49,4</text:p>
          </table:table-cell>
          <table:table-cell office:value-type="float" office:value="0.16265379685476208" table:formula="of:=NORMDIST([.P104];[.$D$61];[.$D$62];FALSE)" table:style-name="ce1">
            <text:p>0,162653797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99" table:formula="of:=[.M104]+1" table:style-name="ce1">
            <text:p>99</text:p>
          </table:table-cell>
          <table:table-cell office:value-type="float" office:value="2.0224358302910819E-3" table:formula="of:=NORMDIST([.M105];[.$D$13];[.$D$14];FALSE)" table:style-name="ce1">
            <text:p>0,002022436</text:p>
          </table:table-cell>
          <table:table-cell table:style-name="ce1"/>
          <table:table-cell office:value-type="float" office:value="49.500000000000135" table:formula="of:=[.P104]+0.1" table:style-name="ce1">
            <text:p>49,5</text:p>
          </table:table-cell>
          <table:table-cell office:value-type="float" office:value="0.353686069599283" table:formula="of:=NORMDIST([.P105];[.$D$61];[.$D$62];FALSE)" table:style-name="ce1">
            <text:p>0,35368607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float" office:value="100" table:formula="of:=[.M105]+1" table:style-name="ce1">
            <text:p>100</text:p>
          </table:table-cell>
          <table:table-cell office:value-type="float" office:value="1.8554345672631898E-3" table:formula="of:=NORMDIST([.M106];[.$D$13];[.$D$14];FALSE)" table:style-name="ce1">
            <text:p>0,001855435</text:p>
          </table:table-cell>
          <table:table-cell table:style-name="ce1"/>
          <table:table-cell office:value-type="float" office:value="49.600000000000136" table:formula="of:=[.P105]+0.1" table:style-name="ce1">
            <text:p>49,6</text:p>
          </table:table-cell>
          <table:table-cell office:value-type="float" office:value="0.65489907462148078" table:formula="of:=NORMDIST([.P106];[.$D$61];[.$D$62];FALSE)" table:style-name="ce1">
            <text:p>0,654899075</text:p>
          </table:table-cell>
          <table:table-cell table:number-columns-repeated="16367"/>
        </table:table-row>
        <table:table-row table:style-name="ro1">
          <table:table-cell table:number-columns-repeated="12"/>
          <table:table-cell table:number-columns-repeated="3" table:style-name="ce1"/>
          <table:table-cell office:value-type="float" office:value="49.700000000000138" table:formula="of:=[.P106]+0.1" table:style-name="ce1">
            <text:p>49,7</text:p>
          </table:table-cell>
          <table:table-cell office:value-type="float" office:value="1.0326032110058592" table:formula="of:=NORMDIST([.P107];[.$D$61];[.$D$62];FALSE)" table:style-name="ce1">
            <text:p>1,032603211</text:p>
          </table:table-cell>
          <table:table-cell table:number-columns-repeated="16367"/>
        </table:table-row>
        <table:table-row table:style-name="ro1">
          <table:table-cell table:number-columns-repeated="12"/>
          <table:table-cell table:number-columns-repeated="3" table:style-name="ce1"/>
          <table:table-cell office:value-type="float" office:value="49.800000000000139" table:formula="of:=[.P107]+0.1" table:style-name="ce1">
            <text:p>49,8</text:p>
          </table:table-cell>
          <table:table-cell office:value-type="float" office:value="1.3864213518526858" table:formula="of:=NORMDIST([.P108];[.$D$61];[.$D$62];FALSE)" table:style-name="ce1">
            <text:p>1,386421352</text:p>
          </table:table-cell>
          <table:table-cell table:number-columns-repeated="16367"/>
        </table:table-row>
        <table:table-row table:style-name="ro1">
          <table:table-cell table:number-columns-repeated="12"/>
          <table:table-cell table:number-columns-repeated="3" table:style-name="ce1"/>
          <table:table-cell office:value-type="float" office:value="49.900000000000141" table:formula="of:=[.P108]+0.1" table:style-name="ce1">
            <text:p>49,9</text:p>
          </table:table-cell>
          <table:table-cell office:value-type="float" office:value="1.58511099245253" table:formula="of:=NORMDIST([.P109];[.$D$61];[.$D$62];FALSE)" table:style-name="ce1">
            <text:p>1,585110992</text:p>
          </table:table-cell>
          <table:table-cell table:number-columns-repeated="16367"/>
        </table:table-row>
        <table:table-row table:style-name="ro1">
          <table:table-cell table:number-columns-repeated="12"/>
          <table:table-cell table:number-columns-repeated="3" table:style-name="ce1"/>
          <table:table-cell office:value-type="float" office:value="50.000000000000142" table:formula="of:=[.P109]+0.1" table:style-name="ce1">
            <text:p>50</text:p>
          </table:table-cell>
          <table:table-cell office:value-type="float" office:value="1.5432162573366546" table:formula="of:=NORMDIST([.P110];[.$D$61];[.$D$62];FALSE)" table:style-name="ce1">
            <text:p>1,543216257</text:p>
          </table:table-cell>
          <table:table-cell table:number-columns-repeated="16367"/>
        </table:table-row>
        <table:table-row table:style-name="ro1">
          <table:table-cell table:number-columns-repeated="12"/>
          <table:table-cell table:number-columns-repeated="3" table:style-name="ce1"/>
          <table:table-cell office:value-type="float" office:value="50.100000000000144" table:formula="of:=[.P110]+0.1" table:style-name="ce1">
            <text:p>50,1</text:p>
          </table:table-cell>
          <table:table-cell office:value-type="float" office:value="1.2793712129811607" table:formula="of:=NORMDIST([.P111];[.$D$61];[.$D$62];FALSE)" table:style-name="ce1">
            <text:p>1,279371213</text:p>
          </table:table-cell>
          <table:table-cell table:number-columns-repeated="16367"/>
        </table:table-row>
        <table:table-row table:style-name="ro1">
          <table:table-cell table:number-columns-repeated="12"/>
          <table:table-cell table:number-columns-repeated="3" table:style-name="ce1"/>
          <table:table-cell office:value-type="float" office:value="50.200000000000145" table:formula="of:=[.P111]+0.1" table:style-name="ce1">
            <text:p>50,2</text:p>
          </table:table-cell>
          <table:table-cell office:value-type="float" office:value="0.90316901879099587" table:formula="of:=NORMDIST([.P112];[.$D$61];[.$D$62];FALSE)" table:style-name="ce1">
            <text:p>0,903169019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0.300000000000146" table:formula="of:=[.P112]+0.1" table:style-name="ce1">
            <text:p>50,3</text:p>
          </table:table-cell>
          <table:table-cell office:value-type="float" office:value="0.54293040232972101" table:formula="of:=NORMDIST([.P113];[.$D$61];[.$D$62];FALSE)" table:style-name="ce1">
            <text:p>0,542930402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0.400000000000148" table:formula="of:=[.P113]+0.1" table:style-name="ce1">
            <text:p>50,4</text:p>
          </table:table-cell>
          <table:table-cell office:value-type="float" office:value="0.27792138392779597" table:formula="of:=NORMDIST([.P114];[.$D$61];[.$D$62];FALSE)" table:style-name="ce1">
            <text:p>0,277921384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0.500000000000149" table:formula="of:=[.P114]+0.1" table:style-name="ce1">
            <text:p>50,5</text:p>
          </table:table-cell>
          <table:table-cell office:value-type="float" office:value="0.12114414762122074" table:formula="of:=NORMDIST([.P115];[.$D$61];[.$D$62];FALSE)" table:style-name="ce1">
            <text:p>0,121144148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0.600000000000151" table:formula="of:=[.P115]+0.1" table:style-name="ce1">
            <text:p>50,6</text:p>
          </table:table-cell>
          <table:table-cell office:value-type="float" office:value="4.4966137686238299E-2" table:formula="of:=NORMDIST([.P116];[.$D$61];[.$D$62];FALSE)" table:style-name="ce1">
            <text:p>0,044966138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0.700000000000152" table:formula="of:=[.P116]+0.1" table:style-name="ce1">
            <text:p>50,7</text:p>
          </table:table-cell>
          <table:table-cell office:value-type="float" office:value="1.4212530376112965E-2" table:formula="of:=NORMDIST([.P117];[.$D$61];[.$D$62];FALSE)" table:style-name="ce1">
            <text:p>0,01421253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0.800000000000153" table:formula="of:=[.P117]+0.1" table:style-name="ce1">
            <text:p>50,8</text:p>
          </table:table-cell>
          <table:table-cell office:value-type="float" office:value="3.8252506569323897E-3" table:formula="of:=NORMDIST([.P118];[.$D$61];[.$D$62];FALSE)" table:style-name="ce1">
            <text:p>0,003825251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0.900000000000155" table:formula="of:=[.P118]+0.1" table:style-name="ce1">
            <text:p>50,9</text:p>
          </table:table-cell>
          <table:table-cell office:value-type="float" office:value="8.7670011487279227E-4" table:formula="of:=NORMDIST([.P119];[.$D$61];[.$D$62];FALSE)" table:style-name="ce1">
            <text:p>0,0008767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1.000000000000156" table:formula="of:=[.P119]+0.1" table:style-name="ce1">
            <text:p>51</text:p>
          </table:table-cell>
          <table:table-cell office:value-type="float" office:value="1.7109798741320913E-4" table:formula="of:=NORMDIST([.P120];[.$D$61];[.$D$62];FALSE)" table:style-name="ce1">
            <text:p>0,000171098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1.100000000000158" table:formula="of:=[.P120]+0.1" table:style-name="ce1">
            <text:p>51,1</text:p>
          </table:table-cell>
          <table:table-cell office:value-type="float" office:value="2.8434226018148302E-5" table:formula="of:=NORMDIST([.P121];[.$D$61];[.$D$62];FALSE)" table:style-name="ce1">
            <text:p>2,84342E-0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1.200000000000159" table:formula="of:=[.P121]+0.1" table:style-name="ce1">
            <text:p>51,2</text:p>
          </table:table-cell>
          <table:table-cell office:value-type="float" office:value="4.0238389844561961E-6" table:formula="of:=NORMDIST([.P122];[.$D$61];[.$D$62];FALSE)" table:style-name="ce1">
            <text:p>4,02384E-06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1.300000000000161" table:formula="of:=[.P122]+0.1" table:style-name="ce1">
            <text:p>51,3</text:p>
          </table:table-cell>
          <table:table-cell office:value-type="float" office:value="4.8488913084239869E-7" table:formula="of:=NORMDIST([.P123];[.$D$61];[.$D$62];FALSE)" table:style-name="ce1">
            <text:p>4,84889E-07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1.400000000000162" table:formula="of:=[.P123]+0.1" table:style-name="ce1">
            <text:p>51,4</text:p>
          </table:table-cell>
          <table:table-cell office:value-type="float" office:value="4.9756173896052224E-8" table:formula="of:=NORMDIST([.P124];[.$D$61];[.$D$62];FALSE)" table:style-name="ce1">
            <text:p>4,97562E-08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1.500000000000163" table:formula="of:=[.P124]+0.1" table:style-name="ce1">
            <text:p>51,5</text:p>
          </table:table-cell>
          <table:table-cell office:value-type="float" office:value="4.3476460222457114E-9" table:formula="of:=NORMDIST([.P125];[.$D$61];[.$D$62];FALSE)" table:style-name="ce1">
            <text:p>4,34765E-09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1.600000000000165" table:formula="of:=[.P125]+0.1" table:style-name="ce1">
            <text:p>51,6</text:p>
          </table:table-cell>
          <table:table-cell office:value-type="float" office:value="3.2349237637380293E-10" table:formula="of:=NORMDIST([.P126];[.$D$61];[.$D$62];FALSE)" table:style-name="ce1">
            <text:p>3,23492E-1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1.700000000000166" table:formula="of:=[.P126]+0.1" table:style-name="ce1">
            <text:p>51,7</text:p>
          </table:table-cell>
          <table:table-cell office:value-type="float" office:value="2.049635316966228E-11" table:formula="of:=NORMDIST([.P127];[.$D$61];[.$D$62];FALSE)" table:style-name="ce1">
            <text:p>2,04964E-11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1.800000000000168" table:formula="of:=[.P127]+0.1" table:style-name="ce1">
            <text:p>51,8</text:p>
          </table:table-cell>
          <table:table-cell office:value-type="float" office:value="1.1058387745523183E-12" table:formula="of:=NORMDIST([.P128];[.$D$61];[.$D$62];FALSE)" table:style-name="ce1">
            <text:p>1,10584E-12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1.900000000000169" table:formula="of:=[.P128]+0.1" table:style-name="ce1">
            <text:p>51,9</text:p>
          </table:table-cell>
          <table:table-cell office:value-type="float" office:value="5.0805380032990307E-14" table:formula="of:=NORMDIST([.P129];[.$D$61];[.$D$62];FALSE)" table:style-name="ce1">
            <text:p>5,08054E-14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2.000000000000171" table:formula="of:=[.P129]+0.1" table:style-name="ce1">
            <text:p>52</text:p>
          </table:table-cell>
          <table:table-cell office:value-type="float" office:value="1.9876058551208905E-15" table:formula="of:=NORMDIST([.P130];[.$D$61];[.$D$62];FALSE)" table:style-name="ce1">
            <text:p>1,98761E-1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2.100000000000172" table:formula="of:=[.P130]+0.1" table:style-name="ce1">
            <text:p>52,1</text:p>
          </table:table-cell>
          <table:table-cell office:value-type="float" office:value="6.6214560855856508E-17" table:formula="of:=NORMDIST([.P131];[.$D$61];[.$D$62];FALSE)" table:style-name="ce1">
            <text:p>6,62146E-17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2.200000000000173" table:formula="of:=[.P131]+0.1" table:style-name="ce1">
            <text:p>52,2</text:p>
          </table:table-cell>
          <table:table-cell office:value-type="float" office:value="1.8783625086566681E-18" table:formula="of:=NORMDIST([.P132];[.$D$61];[.$D$62];FALSE)" table:style-name="ce1">
            <text:p>1,87836E-18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2.300000000000175" table:formula="of:=[.P132]+0.1" table:style-name="ce1">
            <text:p>52,3</text:p>
          </table:table-cell>
          <table:table-cell office:value-type="float" office:value="4.5374096680973915E-20" table:formula="of:=NORMDIST([.P133];[.$D$61];[.$D$62];FALSE)" table:style-name="ce1">
            <text:p>4,53741E-2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2.400000000000176" table:formula="of:=[.P133]+0.1" table:style-name="ce1">
            <text:p>52,4</text:p>
          </table:table-cell>
          <table:table-cell office:value-type="float" office:value="9.3333863896347646E-22" table:formula="of:=NORMDIST([.P134];[.$D$61];[.$D$62];FALSE)" table:style-name="ce1">
            <text:p>9,33339E-22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2.500000000000178" table:formula="of:=[.P134]+0.1" table:style-name="ce1">
            <text:p>52,5</text:p>
          </table:table-cell>
          <table:table-cell office:value-type="float" office:value="1.6348321555857346E-23" table:formula="of:=NORMDIST([.P135];[.$D$61];[.$D$62];FALSE)" table:style-name="ce1">
            <text:p>1,63483E-23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2.600000000000179" table:formula="of:=[.P135]+0.1" table:style-name="ce1">
            <text:p>52,6</text:p>
          </table:table-cell>
          <table:table-cell office:value-type="float" office:value="2.4384270628932656E-25" table:formula="of:=NORMDIST([.P136];[.$D$61];[.$D$62];FALSE)" table:style-name="ce1">
            <text:p>2,43843E-2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2.70000000000018" table:formula="of:=[.P136]+0.1" table:style-name="ce1">
            <text:p>52,7</text:p>
          </table:table-cell>
          <table:table-cell office:value-type="float" office:value="3.0970558750336679E-27" table:formula="of:=NORMDIST([.P137];[.$D$61];[.$D$62];FALSE)" table:style-name="ce1">
            <text:p>3,09706E-27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2.800000000000182" table:formula="of:=[.P137]+0.1" table:style-name="ce1">
            <text:p>52,8</text:p>
          </table:table-cell>
          <table:table-cell office:value-type="float" office:value="3.3495848547227719E-29" table:formula="of:=NORMDIST([.P138];[.$D$61];[.$D$62];FALSE)" table:style-name="ce1">
            <text:p>3,34958E-29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2.900000000000183" table:formula="of:=[.P138]+0.1" table:style-name="ce1">
            <text:p>52,9</text:p>
          </table:table-cell>
          <table:table-cell office:value-type="float" office:value="3.0848610017459644E-31" table:formula="of:=NORMDIST([.P139];[.$D$61];[.$D$62];FALSE)" table:style-name="ce1">
            <text:p>3,08486E-31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3.000000000000185" table:formula="of:=[.P139]+0.1" table:style-name="ce1">
            <text:p>53</text:p>
          </table:table-cell>
          <table:table-cell office:value-type="float" office:value="2.4192619164726222E-33" table:formula="of:=NORMDIST([.P140];[.$D$61];[.$D$62];FALSE)" table:style-name="ce1">
            <text:p>2,41926E-33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3.100000000000186" table:formula="of:=[.P140]+0.1" table:style-name="ce1">
            <text:p>53,1</text:p>
          </table:table-cell>
          <table:table-cell office:value-type="float" office:value="1.6155963007772137E-35" table:formula="of:=NORMDIST([.P141];[.$D$61];[.$D$62];FALSE)" table:style-name="ce1">
            <text:p>1,6156E-3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3.200000000000188" table:formula="of:=[.P141]+0.1" table:style-name="ce1">
            <text:p>53,2</text:p>
          </table:table-cell>
          <table:table-cell office:value-type="float" office:value="9.187248930321495E-38" table:formula="of:=NORMDIST([.P142];[.$D$61];[.$D$62];FALSE)" table:style-name="ce1">
            <text:p>9,18725E-38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3.300000000000189" table:formula="of:=[.P142]+0.1" table:style-name="ce1">
            <text:p>53,3</text:p>
          </table:table-cell>
          <table:table-cell office:value-type="float" office:value="4.4487785705955845E-40" table:formula="of:=NORMDIST([.P143];[.$D$61];[.$D$62];FALSE)" table:style-name="ce1">
            <text:p>4,44878E-4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3.40000000000019" table:formula="of:=[.P143]+0.1" table:style-name="ce1">
            <text:p>53,4</text:p>
          </table:table-cell>
          <table:table-cell office:value-type="float" office:value="1.8344199672571732E-42" table:formula="of:=NORMDIST([.P144];[.$D$61];[.$D$62];FALSE)" table:style-name="ce1">
            <text:p>1,83442E-42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3.500000000000192" table:formula="of:=[.P144]+0.1" table:style-name="ce1">
            <text:p>53,5</text:p>
          </table:table-cell>
          <table:table-cell office:value-type="float" office:value="6.4410907835187678E-45" table:formula="of:=NORMDIST([.P145];[.$D$61];[.$D$62];FALSE)" table:style-name="ce1">
            <text:p>6,44109E-4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3.600000000000193" table:formula="of:=[.P145]+0.1" table:style-name="ce1">
            <text:p>53,6</text:p>
          </table:table-cell>
          <table:table-cell office:value-type="float" office:value="1.9258512698310517E-47" table:formula="of:=NORMDIST([.P146];[.$D$61];[.$D$62];FALSE)" table:style-name="ce1">
            <text:p>1,92585E-47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3.700000000000195" table:formula="of:=[.P146]+0.1" table:style-name="ce1">
            <text:p>53,7</text:p>
          </table:table-cell>
          <table:table-cell office:value-type="float" office:value="4.9033031063693189E-50" table:formula="of:=NORMDIST([.P147];[.$D$61];[.$D$62];FALSE)" table:style-name="ce1">
            <text:p>4,9033E-5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3.800000000000196" table:formula="of:=[.P147]+0.1" table:style-name="ce1">
            <text:p>53,8</text:p>
          </table:table-cell>
          <table:table-cell office:value-type="float" office:value="1.0630591007765509E-52" table:formula="of:=NORMDIST([.P148];[.$D$61];[.$D$62];FALSE)" table:style-name="ce1">
            <text:p>1,06306E-52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3.900000000000198" table:formula="of:=[.P148]+0.1" table:style-name="ce1">
            <text:p>53,9</text:p>
          </table:table-cell>
          <table:table-cell office:value-type="float" office:value="1.9625862480302214E-55" table:formula="of:=NORMDIST([.P149];[.$D$61];[.$D$62];FALSE)" table:style-name="ce1">
            <text:p>1,96259E-5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4.000000000000199" table:formula="of:=[.P149]+0.1" table:style-name="ce1">
            <text:p>54</text:p>
          </table:table-cell>
          <table:table-cell office:value-type="float" office:value="3.085338123782743E-58" table:formula="of:=NORMDIST([.P150];[.$D$61];[.$D$62];FALSE)" table:style-name="ce1">
            <text:p>3,08534E-58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4.1000000000002" table:formula="of:=[.P150]+0.1" table:style-name="ce1">
            <text:p>54,1</text:p>
          </table:table-cell>
          <table:table-cell office:value-type="float" office:value="4.1302795993607985E-61" table:formula="of:=NORMDIST([.P151];[.$D$61];[.$D$62];FALSE)" table:style-name="ce1">
            <text:p>4,13028E-61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4.200000000000202" table:formula="of:=[.P151]+0.1" table:style-name="ce1">
            <text:p>54,2</text:p>
          </table:table-cell>
          <table:table-cell office:value-type="float" office:value="4.7082423721127532E-64" table:formula="of:=NORMDIST([.P152];[.$D$61];[.$D$62];FALSE)" table:style-name="ce1">
            <text:p>4,70824E-64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4.300000000000203" table:formula="of:=[.P152]+0.1" table:style-name="ce1">
            <text:p>54,3</text:p>
          </table:table-cell>
          <table:table-cell office:value-type="float" office:value="4.5702593231234927E-67" table:formula="of:=NORMDIST([.P153];[.$D$61];[.$D$62];FALSE)" table:style-name="ce1">
            <text:p>4,57026E-67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4.400000000000205" table:formula="of:=[.P153]+0.1" table:style-name="ce1">
            <text:p>54,4</text:p>
          </table:table-cell>
          <table:table-cell office:value-type="float" office:value="3.7776833116577141E-70" table:formula="of:=NORMDIST([.P154];[.$D$61];[.$D$62];FALSE)" table:style-name="ce1">
            <text:p>3,77768E-7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4.500000000000206" table:formula="of:=[.P154]+0.1" table:style-name="ce1">
            <text:p>54,5</text:p>
          </table:table-cell>
          <table:table-cell office:value-type="float" office:value="2.6589668598181082E-73" table:formula="of:=NORMDIST([.P155];[.$D$61];[.$D$62];FALSE)" table:style-name="ce1">
            <text:p>2,65897E-73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4.600000000000207" table:formula="of:=[.P155]+0.1" table:style-name="ce1">
            <text:p>54,6</text:p>
          </table:table-cell>
          <table:table-cell office:value-type="float" office:value="1.5936867942392109E-76" table:formula="of:=NORMDIST([.P156];[.$D$61];[.$D$62];FALSE)" table:style-name="ce1">
            <text:p>1,59369E-76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4.700000000000209" table:formula="of:=[.P156]+0.1" table:style-name="ce1">
            <text:p>54,7</text:p>
          </table:table-cell>
          <table:table-cell office:value-type="float" office:value="8.1338413255509542E-80" table:formula="of:=NORMDIST([.P157];[.$D$61];[.$D$62];FALSE)" table:style-name="ce1">
            <text:p>8,13384E-8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4.80000000000021" table:formula="of:=[.P157]+0.1" table:style-name="ce1">
            <text:p>54,8</text:p>
          </table:table-cell>
          <table:table-cell office:value-type="float" office:value="3.5350136126108139E-83" table:formula="of:=NORMDIST([.P158];[.$D$61];[.$D$62];FALSE)" table:style-name="ce1">
            <text:p>3,53501E-83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4.900000000000212" table:formula="of:=[.P158]+0.1" table:style-name="ce1">
            <text:p>54,9</text:p>
          </table:table-cell>
          <table:table-cell office:value-type="float" office:value="1.3082452230335884E-86" table:formula="of:=NORMDIST([.P159];[.$D$61];[.$D$62];FALSE)" table:style-name="ce1">
            <text:p>1,30825E-86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5.000000000000213" table:formula="of:=[.P159]+0.1" table:style-name="ce1">
            <text:p>55</text:p>
          </table:table-cell>
          <table:table-cell office:value-type="float" office:value="4.1227775004641481E-90" table:formula="of:=NORMDIST([.P160];[.$D$61];[.$D$62];FALSE)" table:style-name="ce1">
            <text:p>4,12278E-9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5.100000000000215" table:formula="of:=[.P160]+0.1" table:style-name="ce1">
            <text:p>55,1</text:p>
          </table:table-cell>
          <table:table-cell office:value-type="float" office:value="1.1063519597400328E-93" table:formula="of:=NORMDIST([.P161];[.$D$61];[.$D$62];FALSE)" table:style-name="ce1">
            <text:p>1,10635E-93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5.200000000000216" table:formula="of:=[.P161]+0.1" table:style-name="ce1">
            <text:p>55,2</text:p>
          </table:table-cell>
          <table:table-cell office:value-type="float" office:value="2.5281299535419929E-97" table:formula="of:=NORMDIST([.P162];[.$D$61];[.$D$62];FALSE)" table:style-name="ce1">
            <text:p>2,52813E-97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5.300000000000217" table:formula="of:=[.P162]+0.1" table:style-name="ce1">
            <text:p>55,3</text:p>
          </table:table-cell>
          <table:table-cell office:value-type="float" office:value="4.9193548579306613E-101" table:formula="of:=NORMDIST([.P163];[.$D$61];[.$D$62];FALSE)" table:style-name="ce1">
            <text:p>4,9194E-101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5.400000000000219" table:formula="of:=[.P163]+0.1" table:style-name="ce1">
            <text:p>55,4</text:p>
          </table:table-cell>
          <table:table-cell office:value-type="float" office:value="8.151163066263928E-105" table:formula="of:=NORMDIST([.P164];[.$D$61];[.$D$62];FALSE)" table:style-name="ce1">
            <text:p>8,1512E-10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5.50000000000022" table:formula="of:=[.P164]+0.1" table:style-name="ce1">
            <text:p>55,5</text:p>
          </table:table-cell>
          <table:table-cell office:value-type="float" office:value="1.1500949164333516E-108" table:formula="of:=NORMDIST([.P165];[.$D$61];[.$D$62];FALSE)" table:style-name="ce1">
            <text:p>1,1501E-108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5.600000000000222" table:formula="of:=[.P165]+0.1" table:style-name="ce1">
            <text:p>55,6</text:p>
          </table:table-cell>
          <table:table-cell office:value-type="float" office:value="1.3818167690955615E-112" table:formula="of:=NORMDIST([.P166];[.$D$61];[.$D$62];FALSE)" table:style-name="ce1">
            <text:p>1,3818E-112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5.700000000000223" table:formula="of:=[.P166]+0.1" table:style-name="ce1">
            <text:p>55,7</text:p>
          </table:table-cell>
          <table:table-cell office:value-type="float" office:value="1.4137411728775902E-116" table:formula="of:=NORMDIST([.P167];[.$D$61];[.$D$62];FALSE)" table:style-name="ce1">
            <text:p>1,4137E-116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5.800000000000225" table:formula="of:=[.P167]+0.1" table:style-name="ce1">
            <text:p>55,8</text:p>
          </table:table-cell>
          <table:table-cell office:value-type="float" office:value="1.2316633722008816E-120" table:formula="of:=NORMDIST([.P168];[.$D$61];[.$D$62];FALSE)" table:style-name="ce1">
            <text:p>1,2317E-12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5.900000000000226" table:formula="of:=[.P168]+0.1" table:style-name="ce1">
            <text:p>55,9</text:p>
          </table:table-cell>
          <table:table-cell office:value-type="float" office:value="9.1372775903885281E-125" table:formula="of:=NORMDIST([.P169];[.$D$61];[.$D$62];FALSE)" table:style-name="ce1">
            <text:p>9,1373E-12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6.000000000000227" table:formula="of:=[.P169]+0.1" table:style-name="ce1">
            <text:p>56</text:p>
          </table:table-cell>
          <table:table-cell office:value-type="float" office:value="5.772238725550559E-129" table:formula="of:=NORMDIST([.P170];[.$D$61];[.$D$62];FALSE)" table:style-name="ce1">
            <text:p>5,7722E-129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6.100000000000229" table:formula="of:=[.P170]+0.1" table:style-name="ce1">
            <text:p>56,1</text:p>
          </table:table-cell>
          <table:table-cell office:value-type="float" office:value="3.1050916393179032E-133" table:formula="of:=NORMDIST([.P171];[.$D$61];[.$D$62];FALSE)" table:style-name="ce1">
            <text:p>3,1051E-133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6.20000000000023" table:formula="of:=[.P171]+0.1" table:style-name="ce1">
            <text:p>56,2</text:p>
          </table:table-cell>
          <table:table-cell office:value-type="float" office:value="1.4223524727838447E-137" table:formula="of:=NORMDIST([.P172];[.$D$61];[.$D$62];FALSE)" table:style-name="ce1">
            <text:p>1,4224E-137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6.300000000000232" table:formula="of:=[.P172]+0.1" table:style-name="ce1">
            <text:p>56,3</text:p>
          </table:table-cell>
          <table:table-cell office:value-type="float" office:value="5.5480800030338879E-142" table:formula="of:=NORMDIST([.P173];[.$D$61];[.$D$62];FALSE)" table:style-name="ce1">
            <text:p>5,5481E-142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6.400000000000233" table:formula="of:=[.P173]+0.1" table:style-name="ce1">
            <text:p>56,4</text:p>
          </table:table-cell>
          <table:table-cell office:value-type="float" office:value="1.842811315567766E-146" table:formula="of:=NORMDIST([.P174];[.$D$61];[.$D$62];FALSE)" table:style-name="ce1">
            <text:p>1,8428E-146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6.500000000000234" table:formula="of:=[.P174]+0.1" table:style-name="ce1">
            <text:p>56,5</text:p>
          </table:table-cell>
          <table:table-cell office:value-type="float" office:value="5.2122075171726004E-151" table:formula="of:=NORMDIST([.P175];[.$D$61];[.$D$62];FALSE)" table:style-name="ce1">
            <text:p>5,2122E-151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6.600000000000236" table:formula="of:=[.P175]+0.1" table:style-name="ce1">
            <text:p>56,6</text:p>
          </table:table-cell>
          <table:table-cell office:value-type="float" office:value="1.2553510747299321E-155" table:formula="of:=NORMDIST([.P176];[.$D$61];[.$D$62];FALSE)" table:style-name="ce1">
            <text:p>1,2554E-15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6.700000000000237" table:formula="of:=[.P176]+0.1" table:style-name="ce1">
            <text:p>56,7</text:p>
          </table:table-cell>
          <table:table-cell office:value-type="float" office:value="2.5746095256967853E-160" table:formula="of:=NORMDIST([.P177];[.$D$61];[.$D$62];FALSE)" table:style-name="ce1">
            <text:p>2,5746E-16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6.800000000000239" table:formula="of:=[.P177]+0.1" table:style-name="ce1">
            <text:p>56,8</text:p>
          </table:table-cell>
          <table:table-cell office:value-type="float" office:value="4.4963511136878439E-165" table:formula="of:=NORMDIST([.P178];[.$D$61];[.$D$62];FALSE)" table:style-name="ce1">
            <text:p>4,4964E-16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6.90000000000024" table:formula="of:=[.P178]+0.1" table:style-name="ce1">
            <text:p>56,9</text:p>
          </table:table-cell>
          <table:table-cell office:value-type="float" office:value="6.6866984067181507E-170" table:formula="of:=NORMDIST([.P179];[.$D$61];[.$D$62];FALSE)" table:style-name="ce1">
            <text:p>6,6867E-17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7.000000000000242" table:formula="of:=[.P179]+0.1" table:style-name="ce1">
            <text:p>57</text:p>
          </table:table-cell>
          <table:table-cell office:value-type="float" office:value="8.4677090278649208E-175" table:formula="of:=NORMDIST([.P180];[.$D$61];[.$D$62];FALSE)" table:style-name="ce1">
            <text:p>8,4677E-17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7.100000000000243" table:formula="of:=[.P180]+0.1" table:style-name="ce1">
            <text:p>57,1</text:p>
          </table:table-cell>
          <table:table-cell office:value-type="float" office:value="9.131093489512181E-180" table:formula="of:=NORMDIST([.P181];[.$D$61];[.$D$62];FALSE)" table:style-name="ce1">
            <text:p>9,1311E-18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7.200000000000244" table:formula="of:=[.P181]+0.1" table:style-name="ce1">
            <text:p>57,2</text:p>
          </table:table-cell>
          <table:table-cell office:value-type="float" office:value="8.3845995441074232E-185" table:formula="of:=NORMDIST([.P182];[.$D$61];[.$D$62];FALSE)" table:style-name="ce1">
            <text:p>8,3846E-18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7.300000000000246" table:formula="of:=[.P182]+0.1" table:style-name="ce1">
            <text:p>57,3</text:p>
          </table:table-cell>
          <table:table-cell office:value-type="float" office:value="6.5560843643990217E-190" table:formula="of:=NORMDIST([.P183];[.$D$61];[.$D$62];FALSE)" table:style-name="ce1">
            <text:p>6,5561E-19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7.400000000000247" table:formula="of:=[.P183]+0.1" table:style-name="ce1">
            <text:p>57,4</text:p>
          </table:table-cell>
          <table:table-cell office:value-type="float" office:value="4.3652529486341571E-195" table:formula="of:=NORMDIST([.P184];[.$D$61];[.$D$62];FALSE)" table:style-name="ce1">
            <text:p>4,3653E-19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7.500000000000249" table:formula="of:=[.P184]+0.1" table:style-name="ce1">
            <text:p>57,5</text:p>
          </table:table-cell>
          <table:table-cell office:value-type="float" office:value="2.475010055922268E-200" table:formula="of:=NORMDIST([.P185];[.$D$61];[.$D$62];FALSE)" table:style-name="ce1">
            <text:p>2,475E-20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7.60000000000025" table:formula="of:=[.P185]+0.1" table:style-name="ce1">
            <text:p>57,6</text:p>
          </table:table-cell>
          <table:table-cell office:value-type="float" office:value="1.1949430118399391E-205" table:formula="of:=NORMDIST([.P186];[.$D$61];[.$D$62];FALSE)" table:style-name="ce1">
            <text:p>1,1949E-20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7.700000000000252" table:formula="of:=[.P186]+0.1" table:style-name="ce1">
            <text:p>57,7</text:p>
          </table:table-cell>
          <table:table-cell office:value-type="float" office:value="4.9126982817964999E-211" table:formula="of:=NORMDIST([.P187];[.$D$61];[.$D$62];FALSE)" table:style-name="ce1">
            <text:p>4,9127E-211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7.800000000000253" table:formula="of:=[.P187]+0.1" table:style-name="ce1">
            <text:p>57,8</text:p>
          </table:table-cell>
          <table:table-cell office:value-type="float" office:value="1.7198701676589593E-216" table:formula="of:=NORMDIST([.P188];[.$D$61];[.$D$62];FALSE)" table:style-name="ce1">
            <text:p>1,7199E-216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7.900000000000254" table:formula="of:=[.P188]+0.1" table:style-name="ce1">
            <text:p>57,9</text:p>
          </table:table-cell>
          <table:table-cell office:value-type="float" office:value="5.1271250157543865E-222" table:formula="of:=NORMDIST([.P189];[.$D$61];[.$D$62];FALSE)" table:style-name="ce1">
            <text:p>5,1271E-222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8.000000000000256" table:formula="of:=[.P189]+0.1" table:style-name="ce1">
            <text:p>58</text:p>
          </table:table-cell>
          <table:table-cell office:value-type="float" office:value="1.3015319188915303E-227" table:formula="of:=NORMDIST([.P190];[.$D$61];[.$D$62];FALSE)" table:style-name="ce1">
            <text:p>1,3015E-227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8.100000000000257" table:formula="of:=[.P190]+0.1" table:style-name="ce1">
            <text:p>58,1</text:p>
          </table:table-cell>
          <table:table-cell office:value-type="float" office:value="2.813444886261292E-233" table:formula="of:=NORMDIST([.P191];[.$D$61];[.$D$62];FALSE)" table:style-name="ce1">
            <text:p>2,8134E-233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8.200000000000259" table:formula="of:=[.P191]+0.1" table:style-name="ce1">
            <text:p>58,2</text:p>
          </table:table-cell>
          <table:table-cell office:value-type="float" office:value="5.1787467444598649E-239" table:formula="of:=NORMDIST([.P192];[.$D$61];[.$D$62];FALSE)" table:style-name="ce1">
            <text:p>5,1787E-239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8.30000000000026" table:formula="of:=[.P192]+0.1" table:style-name="ce1">
            <text:p>58,3</text:p>
          </table:table-cell>
          <table:table-cell office:value-type="float" office:value="8.1173375718498561E-245" table:formula="of:=NORMDIST([.P193];[.$D$61];[.$D$62];FALSE)" table:style-name="ce1">
            <text:p>8,1173E-24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8.400000000000261" table:formula="of:=[.P193]+0.1" table:style-name="ce1">
            <text:p>58,4</text:p>
          </table:table-cell>
          <table:table-cell office:value-type="float" office:value="1.0834408683623149E-250" table:formula="of:=NORMDIST([.P194];[.$D$61];[.$D$62];FALSE)" table:style-name="ce1">
            <text:p>1,0834E-25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8.500000000000263" table:formula="of:=[.P194]+0.1" table:style-name="ce1">
            <text:p>58,5</text:p>
          </table:table-cell>
          <table:table-cell office:value-type="float" office:value="1.2314009732000496E-256" table:formula="of:=NORMDIST([.P195];[.$D$61];[.$D$62];FALSE)" table:style-name="ce1">
            <text:p>1,2314E-256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8.600000000000264" table:formula="of:=[.P195]+0.1" table:style-name="ce1">
            <text:p>58,6</text:p>
          </table:table-cell>
          <table:table-cell office:value-type="float" office:value="1.1917809632129123E-262" table:formula="of:=NORMDIST([.P196];[.$D$61];[.$D$62];FALSE)" table:style-name="ce1">
            <text:p>1,1918E-262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8.700000000000266" table:formula="of:=[.P196]+0.1" table:style-name="ce1">
            <text:p>58,7</text:p>
          </table:table-cell>
          <table:table-cell office:value-type="float" office:value="9.8219126629291874E-269" table:formula="of:=NORMDIST([.P197];[.$D$61];[.$D$62];FALSE)" table:style-name="ce1">
            <text:p>9,8219E-269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8.800000000000267" table:formula="of:=[.P197]+0.1" table:style-name="ce1">
            <text:p>58,8</text:p>
          </table:table-cell>
          <table:table-cell office:value-type="float" office:value="6.8928426519102386E-275" table:formula="of:=NORMDIST([.P198];[.$D$61];[.$D$62];FALSE)" table:style-name="ce1">
            <text:p>6,8928E-275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8.900000000000269" table:formula="of:=[.P198]+0.1" table:style-name="ce1">
            <text:p>58,9</text:p>
          </table:table-cell>
          <table:table-cell office:value-type="float" office:value="4.1191094682728668E-281" table:formula="of:=NORMDIST([.P199];[.$D$61];[.$D$62];FALSE)" table:style-name="ce1">
            <text:p>4,1191E-281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9.00000000000027" table:formula="of:=[.P199]+0.1" table:style-name="ce1">
            <text:p>59</text:p>
          </table:table-cell>
          <table:table-cell office:value-type="float" office:value="2.0960950650913633E-287" table:formula="of:=NORMDIST([.P200];[.$D$61];[.$D$62];FALSE)" table:style-name="ce1">
            <text:p>2,0961E-287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9.100000000000271" table:formula="of:=[.P200]+0.1" table:style-name="ce1">
            <text:p>59,1</text:p>
          </table:table-cell>
          <table:table-cell office:value-type="float" office:value="9.0828321755448972E-294" table:formula="of:=NORMDIST([.P201];[.$D$61];[.$D$62];FALSE)" table:style-name="ce1">
            <text:p>9,0828E-294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9.200000000000273" table:formula="of:=[.P201]+0.1" table:style-name="ce1">
            <text:p>59,2</text:p>
          </table:table-cell>
          <table:table-cell office:value-type="float" office:value="3.3514618223839591E-300" table:formula="of:=NORMDIST([.P202];[.$D$61];[.$D$62];FALSE)" table:style-name="ce1">
            <text:p>3,3515E-30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9.300000000000274" table:formula="of:=[.P202]+0.1" table:style-name="ce1">
            <text:p>59,3</text:p>
          </table:table-cell>
          <table:table-cell office:value-type="float" office:value="1.053052287640148E-306" table:formula="of:=NORMDIST([.P203];[.$D$61];[.$D$62];FALSE)" table:style-name="ce1">
            <text:p>1,0531E-306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9.400000000000276" table:formula="of:=[.P203]+0.1" table:style-name="ce1">
            <text:p>59,4</text:p>
          </table:table-cell>
          <table:table-cell office:value-type="float" office:value="0" table:formula="of:=NORMDIST([.P204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9.500000000000277" table:formula="of:=[.P204]+0.1" table:style-name="ce1">
            <text:p>59,5</text:p>
          </table:table-cell>
          <table:table-cell office:value-type="float" office:value="0" table:formula="of:=NORMDIST([.P205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9.600000000000279" table:formula="of:=[.P205]+0.1" table:style-name="ce1">
            <text:p>59,6</text:p>
          </table:table-cell>
          <table:table-cell office:value-type="float" office:value="0" table:formula="of:=NORMDIST([.P206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9.70000000000028" table:formula="of:=[.P206]+0.1" table:style-name="ce1">
            <text:p>59,7</text:p>
          </table:table-cell>
          <table:table-cell office:value-type="float" office:value="0" table:formula="of:=NORMDIST([.P207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9.800000000000281" table:formula="of:=[.P207]+0.1" table:style-name="ce1">
            <text:p>59,8</text:p>
          </table:table-cell>
          <table:table-cell office:value-type="float" office:value="0" table:formula="of:=NORMDIST([.P208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59.900000000000283" table:formula="of:=[.P208]+0.1" table:style-name="ce1">
            <text:p>59,9</text:p>
          </table:table-cell>
          <table:table-cell office:value-type="float" office:value="0" table:formula="of:=NORMDIST([.P209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60" table:style-name="ce1">
            <text:p>60</text:p>
          </table:table-cell>
          <table:table-cell office:value-type="float" office:value="0" table:formula="of:=NORMDIST([.P210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70" table:style-name="ce1">
            <text:p>70</text:p>
          </table:table-cell>
          <table:table-cell office:value-type="float" office:value="0" table:formula="of:=NORMDIST([.P211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80" table:style-name="ce1">
            <text:p>80</text:p>
          </table:table-cell>
          <table:table-cell office:value-type="float" office:value="0" table:formula="of:=NORMDIST([.P212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90" table:style-name="ce1">
            <text:p>90</text:p>
          </table:table-cell>
          <table:table-cell office:value-type="float" office:value="0" table:formula="of:=NORMDIST([.P213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5"/>
          <table:table-cell office:value-type="float" office:value="100" table:style-name="ce1">
            <text:p>100</text:p>
          </table:table-cell>
          <table:table-cell office:value-type="float" office:value="0" table:formula="of:=NORMDIST([.P214];[.$D$61];[.$D$62];FALSE)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5"/>
          <table:table-cell table:number-columns-repeated="16369" table:style-name="ce1"/>
        </table:table-row>
        <table:table-row table:number-rows-repeated="104836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315</meta:generator>
    <meta:initial-creator>DE ROSA CHIARA</meta:initial-creator>
    <dc:creator>Gian Marco Momi</dc:creator>
    <meta:creation-date>2025-03-11T15:46:09Z</meta:creation-date>
    <dc:date>2025-03-21T14:11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" chart:minimum="0" chart:interval-major="1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3472in" svg:stroke-color="#156082" svg:stroke-opacity="75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49.2173228346456pt" svg:width="570.1686614173228pt" chart:style-name="Crt0">
        <chart:title chart:style-name="CT00">
          <text:p text:style-name="a0" text:class-names="" text:cond-style-name="">Distribuzione Normale Prod.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eviazione Standar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ita Media Batteria</text:p>
            </chart:title>
            <chart:grid chart:class="major" chart:style-name="GMa1"/>
          </chart:axis>
          <chart:series chart:values-cell-range-address="Foglio1.$N$4:.$N$164" chart:class="chart:scatter" chart:attached-axis="primary-y" chart:style-name="G0S0">
            <chart:domain table:cell-range-address="Foglio1.$M$4:.$M$164"/>
            <chart:data-point chart:repeated="16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" chart:minimum="0" chart:interval-major="1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3472in" svg:stroke-color="#156082" svg:stroke-opacity="75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50.786220472441pt" svg:width="571.7051968503937pt" chart:style-name="Crt0">
        <chart:title chart:style-name="CT00">
          <text:p text:style-name="a0" text:class-names="" text:cond-style-name="">Distribuzione Normale Prod.B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eviazione Standar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ita Media Batteria</text:p>
            </chart:title>
            <chart:grid chart:class="major" chart:style-name="GMa1"/>
          </chart:axis>
          <chart:series chart:values-cell-range-address="Foglio1.$Q$6:.$Q$214" chart:class="chart:scatter" chart:attached-axis="primary-y" chart:style-name="G0S0">
            <chart:domain table:cell-range-address="Foglio1.$P$6:.$P$214"/>
            <chart:data-point chart:repeated="20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